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faf2e"/>
    </style:style>
    <style:style style:name="P2" style:family="paragraph" style:parent-style-name="Standard">
      <style:text-properties officeooo:paragraph-rsid="00254dd0"/>
    </style:style>
    <style:style style:name="P3" style:family="paragraph" style:parent-style-name="Standard">
      <style:text-properties officeooo:paragraph-rsid="002113bf"/>
    </style:style>
    <style:style style:name="P4" style:family="paragraph" style:parent-style-name="Standard">
      <style:text-properties officeooo:paragraph-rsid="00222478"/>
    </style:style>
    <style:style style:name="P5" style:family="paragraph" style:parent-style-name="Standard">
      <style:text-properties officeooo:paragraph-rsid="0022ef67"/>
    </style:style>
    <style:style style:name="P6" style:family="paragraph" style:parent-style-name="Standard">
      <style:text-properties officeooo:rsid="001faf2e"/>
    </style:style>
    <style:style style:name="P7" style:family="paragraph" style:parent-style-name="Standard">
      <style:text-properties officeooo:rsid="001faf2e" officeooo:paragraph-rsid="001faf2e"/>
    </style:style>
    <style:style style:name="P8" style:family="paragraph" style:parent-style-name="Standard">
      <style:text-properties officeooo:rsid="001faf2e" officeooo:paragraph-rsid="0027385a"/>
    </style:style>
    <style:style style:name="P9" style:family="paragraph" style:parent-style-name="Standard">
      <style:text-properties officeooo:rsid="001faf2e" officeooo:paragraph-rsid="00290068"/>
    </style:style>
    <style:style style:name="P10" style:family="paragraph" style:parent-style-name="Standard">
      <style:text-properties officeooo:rsid="001faf2e" officeooo:paragraph-rsid="002bad59"/>
    </style:style>
    <style:style style:name="P11" style:family="paragraph" style:parent-style-name="Standard">
      <style:text-properties officeooo:rsid="001faf2e" officeooo:paragraph-rsid="00298a5a"/>
    </style:style>
    <style:style style:name="P12" style:family="paragraph" style:parent-style-name="Standard">
      <style:text-properties officeooo:rsid="001faf2e" officeooo:paragraph-rsid="002bdd6f"/>
    </style:style>
    <style:style style:name="P13" style:family="paragraph" style:parent-style-name="Standard">
      <style:text-properties officeooo:rsid="001faf2e" officeooo:paragraph-rsid="002e111c"/>
    </style:style>
    <style:style style:name="P14" style:family="paragraph" style:parent-style-name="Standard">
      <style:text-properties officeooo:rsid="001faf2e" officeooo:paragraph-rsid="002ed9fe"/>
    </style:style>
    <style:style style:name="P15" style:family="paragraph" style:parent-style-name="Standard">
      <style:text-properties officeooo:rsid="001faf2e" officeooo:paragraph-rsid="002f0c87"/>
    </style:style>
    <style:style style:name="P16" style:family="paragraph" style:parent-style-name="Standard">
      <style:text-properties officeooo:rsid="001faf2e" officeooo:paragraph-rsid="002f3ddc"/>
    </style:style>
    <style:style style:name="P17" style:family="paragraph" style:parent-style-name="Standard">
      <style:text-properties officeooo:rsid="001faf2e" officeooo:paragraph-rsid="002fe7cb"/>
    </style:style>
    <style:style style:name="P18" style:family="paragraph" style:parent-style-name="Standard">
      <style:text-properties officeooo:rsid="001faf2e" officeooo:paragraph-rsid="0031d46b"/>
    </style:style>
    <style:style style:name="P19" style:family="paragraph" style:parent-style-name="Standard">
      <style:text-properties officeooo:rsid="001faf2e" officeooo:paragraph-rsid="003618a0"/>
    </style:style>
    <style:style style:name="P20" style:family="paragraph" style:parent-style-name="Standard">
      <style:text-properties officeooo:rsid="001faf2e" officeooo:paragraph-rsid="0037b8c7"/>
    </style:style>
    <style:style style:name="P21" style:family="paragraph" style:parent-style-name="Standard">
      <style:text-properties officeooo:rsid="001faf2e" officeooo:paragraph-rsid="0038d9d2"/>
    </style:style>
    <style:style style:name="P22" style:family="paragraph" style:parent-style-name="Standard">
      <style:text-properties officeooo:rsid="001faf2e" officeooo:paragraph-rsid="003b3675"/>
    </style:style>
    <style:style style:name="P23" style:family="paragraph" style:parent-style-name="Standard">
      <style:text-properties officeooo:rsid="001faf2e" officeooo:paragraph-rsid="003c5c8d"/>
    </style:style>
    <style:style style:name="P24" style:family="paragraph" style:parent-style-name="Standard">
      <style:text-properties officeooo:rsid="00222478" officeooo:paragraph-rsid="002113bf"/>
    </style:style>
    <style:style style:name="P25" style:family="paragraph" style:parent-style-name="Standard">
      <style:text-properties officeooo:rsid="00222478" officeooo:paragraph-rsid="00222478"/>
    </style:style>
    <style:style style:name="P26" style:family="paragraph" style:parent-style-name="Standard">
      <style:text-properties officeooo:rsid="0022bc4d" officeooo:paragraph-rsid="00222478"/>
    </style:style>
    <style:style style:name="P27" style:family="paragraph" style:parent-style-name="Standard">
      <style:text-properties officeooo:rsid="0022bc4d" officeooo:paragraph-rsid="0022bc4d"/>
    </style:style>
    <style:style style:name="P28" style:family="paragraph" style:parent-style-name="Standard">
      <style:text-properties officeooo:rsid="0022ef67" officeooo:paragraph-rsid="0022ef67"/>
    </style:style>
    <style:style style:name="P29" style:family="paragraph" style:parent-style-name="Standard">
      <style:text-properties officeooo:rsid="00254dd0" officeooo:paragraph-rsid="0022ef67"/>
    </style:style>
    <style:style style:name="P30" style:family="paragraph" style:parent-style-name="Standard">
      <style:text-properties officeooo:rsid="00254dd0" officeooo:paragraph-rsid="00254dd0"/>
    </style:style>
    <style:style style:name="P31" style:family="paragraph" style:parent-style-name="Standard">
      <style:text-properties officeooo:rsid="00254eb1" officeooo:paragraph-rsid="00254dd0"/>
    </style:style>
    <style:style style:name="P32" style:family="paragraph" style:parent-style-name="Standard">
      <style:text-properties officeooo:paragraph-rsid="0027385a"/>
    </style:style>
    <style:style style:name="P33" style:family="paragraph" style:parent-style-name="Standard">
      <style:text-properties officeooo:paragraph-rsid="00290068"/>
    </style:style>
    <style:style style:name="P34" style:family="paragraph" style:parent-style-name="Standard">
      <style:text-properties officeooo:paragraph-rsid="002bad59"/>
    </style:style>
    <style:style style:name="P35" style:family="paragraph" style:parent-style-name="Standard">
      <style:text-properties officeooo:paragraph-rsid="002e111c"/>
    </style:style>
    <style:style style:name="P36" style:family="paragraph" style:parent-style-name="Standard">
      <style:text-properties fo:font-style="italic" officeooo:rsid="001faf2e" officeooo:paragraph-rsid="0031d46b" style:font-style-asian="italic" style:font-style-complex="italic"/>
    </style:style>
    <style:style style:name="P37" style:family="paragraph" style:parent-style-name="Standard">
      <style:text-properties fo:font-style="italic" officeooo:rsid="001faf2e" officeooo:paragraph-rsid="003246a1" style:font-style-asian="italic" style:font-style-complex="italic"/>
    </style:style>
    <style:style style:name="P38" style:family="paragraph" style:parent-style-name="Standard">
      <style:text-properties fo:font-style="italic" officeooo:rsid="001faf2e" officeooo:paragraph-rsid="003427ae" style:font-style-asian="italic" style:font-style-complex="italic"/>
    </style:style>
    <style:style style:name="P39" style:family="paragraph" style:parent-style-name="Standard">
      <style:text-properties fo:font-style="italic" officeooo:rsid="001faf2e" officeooo:paragraph-rsid="0035ca40" style:font-style-asian="italic" style:font-style-complex="italic"/>
    </style:style>
    <style:style style:name="P40" style:family="paragraph" style:parent-style-name="Standard">
      <style:text-properties fo:font-style="italic" officeooo:rsid="001faf2e" officeooo:paragraph-rsid="003618a0" style:font-style-asian="italic" style:font-style-complex="italic"/>
    </style:style>
    <style:style style:name="P41" style:family="paragraph" style:parent-style-name="Standard">
      <style:text-properties fo:font-style="italic" officeooo:rsid="0031d46b" officeooo:paragraph-rsid="0031d46b" style:font-style-asian="italic" style:font-style-complex="italic"/>
    </style:style>
    <style:style style:name="P42" style:family="paragraph" style:parent-style-name="Standard">
      <style:text-properties fo:font-style="italic" officeooo:rsid="0039b198" officeooo:paragraph-rsid="0039b198" style:font-style-asian="italic" style:font-style-complex="italic"/>
    </style:style>
    <style:style style:name="P43" style:family="paragraph" style:parent-style-name="Standard">
      <style:text-properties fo:font-style="italic" officeooo:rsid="0039b198" officeooo:paragraph-rsid="0038d9d2" style:font-style-asian="italic" style:font-style-complex="italic"/>
    </style:style>
    <style:style style:name="P44" style:family="paragraph" style:parent-style-name="Standard">
      <style:text-properties fo:font-style="italic" officeooo:rsid="0035ca40" officeooo:paragraph-rsid="0035ca40" style:font-style-asian="italic" style:font-style-complex="italic"/>
    </style:style>
    <style:style style:name="P45" style:family="paragraph" style:parent-style-name="Standard">
      <style:text-properties fo:font-style="italic" officeooo:rsid="003246a1" officeooo:paragraph-rsid="003246a1" style:font-style-asian="italic" style:font-style-complex="italic"/>
    </style:style>
    <style:style style:name="P46" style:family="paragraph" style:parent-style-name="Standard">
      <style:text-properties fo:font-style="italic" officeooo:rsid="003b3675" officeooo:paragraph-rsid="0039b198" style:font-style-asian="italic" style:font-style-complex="italic"/>
    </style:style>
    <style:style style:name="P47" style:family="paragraph" style:parent-style-name="Standard">
      <style:text-properties fo:font-style="italic" officeooo:rsid="003b3675" officeooo:paragraph-rsid="002bdd6f" style:font-style-asian="italic" style:font-style-complex="italic"/>
    </style:style>
    <style:style style:name="P48" style:family="paragraph" style:parent-style-name="Standard">
      <style:text-properties fo:font-style="italic" officeooo:rsid="003618a0" officeooo:paragraph-rsid="003c5c8d" style:font-style-asian="italic" style:font-style-complex="italic"/>
    </style:style>
    <style:style style:name="P49" style:family="paragraph" style:parent-style-name="Standard">
      <style:text-properties fo:font-style="italic" officeooo:rsid="002bad59" officeooo:paragraph-rsid="005ecc4b" style:font-style-asian="italic" style:font-style-complex="italic"/>
    </style:style>
    <style:style style:name="P50" style:family="paragraph" style:parent-style-name="Standard">
      <style:text-properties fo:font-style="italic" officeooo:rsid="002bad59" officeooo:paragraph-rsid="00608471" style:font-style-asian="italic" style:font-style-complex="italic"/>
    </style:style>
    <style:style style:name="P51" style:family="paragraph" style:parent-style-name="Standard">
      <style:text-properties fo:font-style="italic" officeooo:rsid="002bad59" officeooo:paragraph-rsid="00623036" style:font-style-asian="italic" style:font-style-complex="italic"/>
    </style:style>
    <style:style style:name="P52" style:family="paragraph" style:parent-style-name="Standard">
      <style:text-properties officeooo:paragraph-rsid="003618a0"/>
    </style:style>
    <style:style style:name="P53" style:family="paragraph" style:parent-style-name="Standard">
      <style:text-properties fo:font-style="normal" officeooo:rsid="001faf2e" officeooo:paragraph-rsid="0039b198" style:font-style-asian="normal" style:font-style-complex="normal"/>
    </style:style>
    <style:style style:name="P54" style:family="paragraph" style:parent-style-name="Standard">
      <style:text-properties fo:font-style="normal" officeooo:rsid="001faf2e" officeooo:paragraph-rsid="003c5c8d" style:font-style-asian="normal" style:font-style-complex="normal"/>
    </style:style>
    <style:style style:name="P55" style:family="paragraph" style:parent-style-name="Standard">
      <style:text-properties fo:font-style="normal" officeooo:rsid="003246a1" officeooo:paragraph-rsid="003246a1" style:font-style-asian="normal" style:font-style-complex="normal"/>
    </style:style>
    <style:style style:name="P56" style:family="paragraph" style:parent-style-name="Standard">
      <style:text-properties fo:font-style="normal" officeooo:rsid="003427ae" officeooo:paragraph-rsid="003427ae" style:font-style-asian="normal" style:font-style-complex="normal"/>
    </style:style>
    <style:style style:name="P57" style:family="paragraph" style:parent-style-name="Standard">
      <style:text-properties fo:font-style="normal" officeooo:rsid="0035ca40" officeooo:paragraph-rsid="0035ca40" style:font-style-asian="normal" style:font-style-complex="normal"/>
    </style:style>
    <style:style style:name="P58" style:family="paragraph" style:parent-style-name="Standard">
      <style:text-properties fo:font-style="normal" officeooo:rsid="0039b198" officeooo:paragraph-rsid="0039b198" style:font-style-asian="normal" style:font-style-complex="normal"/>
    </style:style>
    <style:style style:name="P59" style:family="paragraph" style:parent-style-name="Standard">
      <style:text-properties fo:font-style="normal" officeooo:rsid="003fe605" officeooo:paragraph-rsid="003fe605" style:font-style-asian="normal" style:font-style-complex="normal"/>
    </style:style>
    <style:style style:name="P60" style:family="paragraph" style:parent-style-name="Standard">
      <style:text-properties fo:font-style="normal" officeooo:rsid="003c5c8d" officeooo:paragraph-rsid="003c5c8d" style:font-style-asian="normal" style:font-style-complex="normal"/>
    </style:style>
    <style:style style:name="P61" style:family="paragraph" style:parent-style-name="Standard">
      <style:text-properties officeooo:rsid="0027385a" officeooo:paragraph-rsid="0027385a"/>
    </style:style>
    <style:style style:name="P62" style:family="paragraph" style:parent-style-name="Standard">
      <style:text-properties officeooo:rsid="00279458" officeooo:paragraph-rsid="0027385a"/>
    </style:style>
    <style:style style:name="P63" style:family="paragraph" style:parent-style-name="Standard">
      <style:text-properties officeooo:rsid="00290068" officeooo:paragraph-rsid="0027385a"/>
    </style:style>
    <style:style style:name="P64" style:family="paragraph" style:parent-style-name="Standard">
      <style:text-properties officeooo:rsid="00290068" officeooo:paragraph-rsid="00290068"/>
    </style:style>
    <style:style style:name="P65" style:family="paragraph" style:parent-style-name="Standard">
      <style:text-properties officeooo:rsid="00298a5a" officeooo:paragraph-rsid="00298a5a"/>
    </style:style>
    <style:style style:name="P66" style:family="paragraph" style:parent-style-name="Standard">
      <style:text-properties officeooo:rsid="002ae18b" officeooo:paragraph-rsid="00290068"/>
    </style:style>
    <style:style style:name="P67" style:family="paragraph" style:parent-style-name="Standard">
      <style:text-properties officeooo:rsid="002bad59" officeooo:paragraph-rsid="002bad59"/>
    </style:style>
    <style:style style:name="P68" style:family="paragraph" style:parent-style-name="Standard">
      <style:text-properties officeooo:rsid="002bad59" officeooo:paragraph-rsid="002bdd6f"/>
    </style:style>
    <style:style style:name="P69" style:family="paragraph" style:parent-style-name="Standard">
      <style:text-properties officeooo:rsid="002bad59" officeooo:paragraph-rsid="003c5c8d"/>
    </style:style>
    <style:style style:name="P70" style:family="paragraph" style:parent-style-name="Standard">
      <style:text-properties officeooo:rsid="002bad59" officeooo:paragraph-rsid="00414dc5"/>
    </style:style>
    <style:style style:name="P71" style:family="paragraph" style:parent-style-name="Standard">
      <style:text-properties officeooo:rsid="002bad59" officeooo:paragraph-rsid="00501122"/>
    </style:style>
    <style:style style:name="P72" style:family="paragraph" style:parent-style-name="Standard">
      <style:text-properties officeooo:rsid="002bad59" officeooo:paragraph-rsid="00520c03"/>
    </style:style>
    <style:style style:name="P73" style:family="paragraph" style:parent-style-name="Standard">
      <style:text-properties officeooo:rsid="002bad59" officeooo:paragraph-rsid="00528224"/>
    </style:style>
    <style:style style:name="P74" style:family="paragraph" style:parent-style-name="Standard">
      <style:text-properties officeooo:rsid="002bad59" officeooo:paragraph-rsid="00547c87"/>
    </style:style>
    <style:style style:name="P75" style:family="paragraph" style:parent-style-name="Standard">
      <style:text-properties officeooo:rsid="002bad59" officeooo:paragraph-rsid="00548e4e"/>
    </style:style>
    <style:style style:name="P76" style:family="paragraph" style:parent-style-name="Standard">
      <style:text-properties officeooo:rsid="002bad59" officeooo:paragraph-rsid="00557681"/>
    </style:style>
    <style:style style:name="P77" style:family="paragraph" style:parent-style-name="Standard">
      <style:text-properties officeooo:rsid="002bad59" officeooo:paragraph-rsid="00568ed1"/>
    </style:style>
    <style:style style:name="P78" style:family="paragraph" style:parent-style-name="Standard">
      <style:text-properties officeooo:rsid="002bad59" officeooo:paragraph-rsid="0058632c"/>
    </style:style>
    <style:style style:name="P79" style:family="paragraph" style:parent-style-name="Standard">
      <style:text-properties officeooo:rsid="002bad59" officeooo:paragraph-rsid="0059d5c5"/>
    </style:style>
    <style:style style:name="P80" style:family="paragraph" style:parent-style-name="Standard">
      <style:text-properties officeooo:rsid="002bad59" officeooo:paragraph-rsid="005b4d92"/>
    </style:style>
    <style:style style:name="P81" style:family="paragraph" style:parent-style-name="Standard">
      <style:text-properties officeooo:rsid="002bad59" officeooo:paragraph-rsid="005babb4"/>
    </style:style>
    <style:style style:name="P82" style:family="paragraph" style:parent-style-name="Standard">
      <style:text-properties officeooo:rsid="002bad59" officeooo:paragraph-rsid="005caa41"/>
    </style:style>
    <style:style style:name="P83" style:family="paragraph" style:parent-style-name="Standard">
      <style:text-properties officeooo:rsid="002bad59" officeooo:paragraph-rsid="005db7d9"/>
    </style:style>
    <style:style style:name="P84" style:family="paragraph" style:parent-style-name="Standard">
      <style:text-properties officeooo:rsid="002bdd6f" officeooo:paragraph-rsid="002bdd6f"/>
    </style:style>
    <style:style style:name="P85" style:family="paragraph" style:parent-style-name="Standard">
      <style:text-properties officeooo:rsid="002cd2d7" officeooo:paragraph-rsid="002bdd6f"/>
    </style:style>
    <style:style style:name="P86" style:family="paragraph" style:parent-style-name="Standard">
      <style:text-properties officeooo:rsid="002cd2d7" officeooo:paragraph-rsid="002e111c"/>
    </style:style>
    <style:style style:name="P87" style:family="paragraph" style:parent-style-name="Standard">
      <style:text-properties officeooo:rsid="002e111c" officeooo:paragraph-rsid="002e111c"/>
    </style:style>
    <style:style style:name="P88" style:family="paragraph" style:parent-style-name="Standard">
      <style:text-properties officeooo:rsid="002f0c87" officeooo:paragraph-rsid="002f0c87"/>
    </style:style>
    <style:style style:name="P89" style:family="paragraph" style:parent-style-name="Standard">
      <style:text-properties officeooo:rsid="002f3ddc" officeooo:paragraph-rsid="002f3ddc"/>
    </style:style>
    <style:style style:name="P90" style:family="paragraph" style:parent-style-name="Standard">
      <style:text-properties officeooo:rsid="002fe7cb" officeooo:paragraph-rsid="002fe7cb"/>
    </style:style>
    <style:style style:name="P91" style:family="paragraph" style:parent-style-name="Standard">
      <style:text-properties officeooo:rsid="0031d46b" officeooo:paragraph-rsid="0031d46b"/>
    </style:style>
    <style:style style:name="P92" style:family="paragraph" style:parent-style-name="Standard">
      <style:text-properties officeooo:rsid="003618a0" officeooo:paragraph-rsid="003618a0"/>
    </style:style>
    <style:style style:name="P93" style:family="paragraph" style:parent-style-name="Standard">
      <style:text-properties officeooo:rsid="0037b8c7" officeooo:paragraph-rsid="0037b8c7"/>
    </style:style>
    <style:style style:name="P94" style:family="paragraph" style:parent-style-name="Standard">
      <style:text-properties officeooo:rsid="0037b8c7" officeooo:paragraph-rsid="00400c1a"/>
    </style:style>
    <style:style style:name="P95" style:family="paragraph" style:parent-style-name="Standard">
      <style:text-properties officeooo:rsid="0038d9d2" officeooo:paragraph-rsid="0038d9d2"/>
    </style:style>
    <style:style style:name="P96" style:family="paragraph" style:parent-style-name="Standard">
      <style:text-properties officeooo:rsid="0039b198" officeooo:paragraph-rsid="0038d9d2"/>
    </style:style>
    <style:style style:name="P97" style:family="paragraph" style:parent-style-name="Standard">
      <style:text-properties officeooo:rsid="003b3675" officeooo:paragraph-rsid="003b3675"/>
    </style:style>
    <style:style style:name="P98" style:family="paragraph" style:parent-style-name="Standard">
      <style:text-properties officeooo:rsid="00414dc5" officeooo:paragraph-rsid="00414dc5"/>
    </style:style>
    <style:style style:name="P99" style:family="paragraph" style:parent-style-name="Standard">
      <style:text-properties officeooo:rsid="0041d02c" officeooo:paragraph-rsid="0041d02c"/>
    </style:style>
    <style:style style:name="P100" style:family="paragraph" style:parent-style-name="Standard">
      <style:text-properties officeooo:rsid="0041d02c" officeooo:paragraph-rsid="0041dfe9"/>
    </style:style>
    <style:style style:name="P101" style:family="paragraph" style:parent-style-name="Standard">
      <style:text-properties officeooo:rsid="0041dfe9" officeooo:paragraph-rsid="0041dfe9"/>
    </style:style>
    <style:style style:name="P102" style:family="paragraph" style:parent-style-name="Standard">
      <style:text-properties officeooo:rsid="004220f7" officeooo:paragraph-rsid="004220f7"/>
    </style:style>
    <style:style style:name="P103" style:family="paragraph" style:parent-style-name="Standard">
      <style:text-properties officeooo:rsid="00501122" officeooo:paragraph-rsid="00501122"/>
    </style:style>
    <style:style style:name="P104" style:family="paragraph" style:parent-style-name="Standard">
      <style:text-properties officeooo:rsid="00501122" officeooo:paragraph-rsid="00520c03"/>
    </style:style>
    <style:style style:name="P105" style:family="paragraph" style:parent-style-name="Standard">
      <style:text-properties officeooo:rsid="00520c03" officeooo:paragraph-rsid="00520c03"/>
    </style:style>
    <style:style style:name="P106" style:family="paragraph" style:parent-style-name="Standard">
      <style:text-properties officeooo:rsid="00528224" officeooo:paragraph-rsid="00528224"/>
    </style:style>
    <style:style style:name="P107" style:family="paragraph" style:parent-style-name="Standard">
      <style:text-properties officeooo:rsid="00548e4e" officeooo:paragraph-rsid="00548e4e"/>
    </style:style>
    <style:style style:name="P108" style:family="paragraph" style:parent-style-name="Standard">
      <style:text-properties officeooo:rsid="00557681" officeooo:paragraph-rsid="00548e4e"/>
    </style:style>
    <style:style style:name="P109" style:family="paragraph" style:parent-style-name="Standard">
      <style:text-properties officeooo:rsid="00557681" officeooo:paragraph-rsid="00557681"/>
    </style:style>
    <style:style style:name="P110" style:family="paragraph" style:parent-style-name="Standard">
      <style:text-properties officeooo:rsid="005613c6" officeooo:paragraph-rsid="00557681"/>
    </style:style>
    <style:style style:name="P111" style:family="paragraph" style:parent-style-name="Standard">
      <style:text-properties officeooo:rsid="005613c6" officeooo:paragraph-rsid="005613c6"/>
    </style:style>
    <style:style style:name="P112" style:family="paragraph" style:parent-style-name="Standard">
      <style:text-properties officeooo:rsid="005613c6" officeooo:paragraph-rsid="00528224"/>
    </style:style>
    <style:style style:name="P113" style:family="paragraph" style:parent-style-name="Standard">
      <style:text-properties officeooo:rsid="00568ed1" officeooo:paragraph-rsid="00528224"/>
    </style:style>
    <style:style style:name="P114" style:family="paragraph" style:parent-style-name="Standard">
      <style:text-properties officeooo:rsid="00568ed1" officeooo:paragraph-rsid="00568ed1"/>
    </style:style>
    <style:style style:name="P115" style:family="paragraph" style:parent-style-name="Standard">
      <style:text-properties officeooo:rsid="0058632c" officeooo:paragraph-rsid="0058632c"/>
    </style:style>
    <style:style style:name="P116" style:family="paragraph" style:parent-style-name="Standard" style:list-style-name="L1"/>
    <style:style style:name="P117" style:family="paragraph" style:parent-style-name="Standard" style:list-style-name="L1">
      <style:text-properties officeooo:paragraph-rsid="00254dd0"/>
    </style:style>
    <style:style style:name="P118" style:family="paragraph" style:parent-style-name="Standard" style:list-style-name="L2"/>
    <style:style style:name="P119" style:family="paragraph" style:parent-style-name="Standard" style:list-style-name="L3"/>
    <style:style style:name="P120" style:family="paragraph" style:parent-style-name="Standard" style:list-style-name="L4"/>
    <style:style style:name="P121" style:family="paragraph" style:parent-style-name="Standard" style:list-style-name="L5"/>
    <style:style style:name="P122" style:family="paragraph" style:parent-style-name="Standard" style:list-style-name="L1">
      <style:text-properties officeooo:rsid="001faf2e" officeooo:paragraph-rsid="001faf2e"/>
    </style:style>
    <style:style style:name="P123" style:family="paragraph" style:parent-style-name="Standard" style:list-style-name="L1">
      <style:text-properties officeooo:rsid="001faf2e" officeooo:paragraph-rsid="0027385a"/>
    </style:style>
    <style:style style:name="P124" style:family="paragraph" style:parent-style-name="Standard" style:list-style-name="L1">
      <style:text-properties officeooo:rsid="001faf2e" officeooo:paragraph-rsid="00290068"/>
    </style:style>
    <style:style style:name="P125" style:family="paragraph" style:parent-style-name="Standard" style:list-style-name="L1">
      <style:text-properties officeooo:rsid="001faf2e" officeooo:paragraph-rsid="002bad59"/>
    </style:style>
    <style:style style:name="P126" style:family="paragraph" style:parent-style-name="Standard">
      <style:text-properties officeooo:rsid="0059d5c5" officeooo:paragraph-rsid="0059d5c5"/>
    </style:style>
    <style:style style:name="P127" style:family="paragraph" style:parent-style-name="Standard">
      <style:text-properties officeooo:rsid="0059d5c5" officeooo:paragraph-rsid="005b4d92"/>
    </style:style>
    <style:style style:name="P128" style:family="paragraph" style:parent-style-name="Standard">
      <style:text-properties officeooo:rsid="005b4d92" officeooo:paragraph-rsid="005b4d92"/>
    </style:style>
    <style:style style:name="P129" style:family="paragraph" style:parent-style-name="Standard">
      <style:text-properties officeooo:rsid="005babb4" officeooo:paragraph-rsid="005babb4"/>
    </style:style>
    <style:style style:name="P130" style:family="paragraph" style:parent-style-name="Standard">
      <style:text-properties officeooo:rsid="005caa41" officeooo:paragraph-rsid="005caa41"/>
    </style:style>
    <style:style style:name="P131" style:family="paragraph" style:parent-style-name="Standard">
      <style:text-properties officeooo:rsid="005cf6fd" officeooo:paragraph-rsid="005caa41"/>
    </style:style>
    <style:style style:name="P132" style:family="paragraph" style:parent-style-name="Standard">
      <style:text-properties officeooo:rsid="005cf6fd" officeooo:paragraph-rsid="005db7d9"/>
    </style:style>
    <style:style style:name="P133" style:family="paragraph" style:parent-style-name="Standard">
      <style:text-properties officeooo:rsid="005db7d9" officeooo:paragraph-rsid="005db7d9"/>
    </style:style>
    <style:style style:name="P134" style:family="paragraph" style:parent-style-name="Standard">
      <style:text-properties officeooo:rsid="005ecc4b" officeooo:paragraph-rsid="005db7d9"/>
    </style:style>
    <style:style style:name="P135" style:family="paragraph" style:parent-style-name="Standard">
      <style:text-properties fo:font-style="italic" officeooo:rsid="005ecc4b" officeooo:paragraph-rsid="005db7d9" style:font-style-asian="italic" style:font-style-complex="italic"/>
    </style:style>
    <style:style style:name="P136" style:family="paragraph" style:parent-style-name="Standard">
      <style:text-properties fo:font-style="italic" officeooo:rsid="005ecc4b" officeooo:paragraph-rsid="005ecc4b" style:font-style-asian="italic" style:font-style-complex="italic"/>
    </style:style>
    <style:style style:name="P137" style:family="paragraph" style:parent-style-name="Standard">
      <style:text-properties fo:font-style="italic" officeooo:rsid="006bdc51" officeooo:paragraph-rsid="006bdc51" style:font-style-asian="italic" style:font-style-complex="italic"/>
    </style:style>
    <style:style style:name="P138" style:family="paragraph" style:parent-style-name="Standard">
      <style:text-properties fo:font-style="normal" officeooo:rsid="005ecc4b" officeooo:paragraph-rsid="005ecc4b" style:font-style-asian="normal" style:font-style-complex="normal"/>
    </style:style>
    <style:style style:name="P139" style:family="paragraph" style:parent-style-name="Standard">
      <style:text-properties fo:font-style="normal" officeooo:rsid="00608471" officeooo:paragraph-rsid="00608471" style:font-style-asian="normal" style:font-style-complex="normal"/>
    </style:style>
    <style:style style:name="P140" style:family="paragraph" style:parent-style-name="Standard">
      <style:text-properties fo:font-style="normal" officeooo:rsid="00608471" officeooo:paragraph-rsid="00623036" style:font-style-asian="normal" style:font-style-complex="normal"/>
    </style:style>
    <style:style style:name="P141" style:family="paragraph" style:parent-style-name="Standard">
      <style:text-properties officeooo:paragraph-rsid="001faf2e"/>
    </style:style>
    <style:style style:name="T1" style:family="text">
      <style:text-properties officeooo:rsid="001faf2e"/>
    </style:style>
    <style:style style:name="T2" style:family="text">
      <style:text-properties officeooo:rsid="002113bf"/>
    </style:style>
    <style:style style:name="T3" style:family="text">
      <style:text-properties officeooo:rsid="00222478"/>
    </style:style>
    <style:style style:name="T4" style:family="text">
      <style:text-properties officeooo:rsid="0022bc4d"/>
    </style:style>
    <style:style style:name="T5" style:family="text">
      <style:text-properties officeooo:rsid="0022ef67"/>
    </style:style>
    <style:style style:name="T6" style:family="text">
      <style:text-properties officeooo:rsid="00254dd0"/>
    </style:style>
    <style:style style:name="T7" style:family="text">
      <style:text-properties officeooo:rsid="00254eb1"/>
    </style:style>
    <style:style style:name="T8" style:family="text">
      <style:text-properties officeooo:rsid="0027385a"/>
    </style:style>
    <style:style style:name="T9" style:family="text">
      <style:text-properties officeooo:rsid="00279458"/>
    </style:style>
    <style:style style:name="T10" style:family="text">
      <style:text-properties officeooo:rsid="00290068"/>
    </style:style>
    <style:style style:name="T11" style:family="text">
      <style:text-properties officeooo:rsid="00298a5a"/>
    </style:style>
    <style:style style:name="T12" style:family="text">
      <style:text-properties officeooo:rsid="002bad59"/>
    </style:style>
    <style:style style:name="T13" style:family="text">
      <style:text-properties officeooo:rsid="002bdd6f"/>
    </style:style>
    <style:style style:name="T14" style:family="text">
      <style:text-properties officeooo:rsid="002e111c"/>
    </style:style>
    <style:style style:name="T15" style:family="text">
      <style:text-properties officeooo:rsid="002ed9fe"/>
    </style:style>
    <style:style style:name="T16" style:family="text">
      <style:text-properties officeooo:rsid="002f0c87"/>
    </style:style>
    <style:style style:name="T17" style:family="text">
      <style:text-properties officeooo:rsid="002f3ddc"/>
    </style:style>
    <style:style style:name="T18" style:family="text">
      <style:text-properties officeooo:rsid="002fe7cb"/>
    </style:style>
    <style:style style:name="T19" style:family="text">
      <style:text-properties officeooo:rsid="0031d46b"/>
    </style:style>
    <style:style style:name="T20" style:family="text">
      <style:text-properties fo:font-style="italic" officeooo:rsid="0039b198" style:font-style-asian="italic" style:font-style-complex="italic"/>
    </style:style>
    <style:style style:name="T21" style:family="text">
      <style:text-properties fo:font-style="italic" officeooo:rsid="003b3675" style:font-style-asian="italic" style:font-style-complex="italic"/>
    </style:style>
    <style:style style:name="T22" style:family="text">
      <style:text-properties fo:font-style="italic" officeooo:rsid="00412527" style:font-style-asian="italic" style:font-style-complex="italic"/>
    </style:style>
    <style:style style:name="T23" style:family="text">
      <style:text-properties fo:font-style="italic" officeooo:rsid="005ecc4b" style:font-style-asian="italic" style:font-style-complex="italic"/>
    </style:style>
    <style:style style:name="T24" style:family="text">
      <style:text-properties fo:font-style="italic" officeooo:rsid="006b4c60" style:font-style-asian="italic" style:font-style-complex="italic"/>
    </style:style>
    <style:style style:name="T25" style:family="text">
      <style:text-properties officeooo:rsid="003246a1"/>
    </style:style>
    <style:style style:name="T26" style:family="text">
      <style:text-properties fo:font-style="normal" officeooo:rsid="003246a1" style:font-style-asian="normal" style:font-style-complex="normal"/>
    </style:style>
    <style:style style:name="T27" style:family="text">
      <style:text-properties fo:font-style="normal" officeooo:rsid="003427ae" style:font-style-asian="normal" style:font-style-complex="normal"/>
    </style:style>
    <style:style style:name="T28" style:family="text">
      <style:text-properties fo:font-style="normal" officeooo:rsid="0035ca40" style:font-style-asian="normal" style:font-style-complex="normal"/>
    </style:style>
    <style:style style:name="T29" style:family="text">
      <style:text-properties fo:font-style="normal" officeooo:rsid="003618a0" style:font-style-asian="normal" style:font-style-complex="normal"/>
    </style:style>
    <style:style style:name="T30" style:family="text">
      <style:text-properties fo:font-style="normal" officeooo:rsid="003fe605" style:font-style-asian="normal" style:font-style-complex="normal"/>
    </style:style>
    <style:style style:name="T31" style:family="text">
      <style:text-properties fo:font-style="normal" officeooo:rsid="005ecc4b" style:font-style-asian="normal" style:font-style-complex="normal"/>
    </style:style>
    <style:style style:name="T32" style:family="text">
      <style:text-properties fo:font-style="normal" officeooo:rsid="00608471" style:font-style-asian="normal" style:font-style-complex="normal"/>
    </style:style>
    <style:style style:name="T33" style:family="text">
      <style:text-properties fo:font-style="normal" officeooo:rsid="00623036" style:font-style-asian="normal" style:font-style-complex="normal"/>
    </style:style>
    <style:style style:name="T34" style:family="text">
      <style:text-properties fo:font-style="normal" officeooo:rsid="00670bc8" style:font-style-asian="normal" style:font-style-complex="normal"/>
    </style:style>
    <style:style style:name="T35" style:family="text">
      <style:text-properties officeooo:rsid="003618a0"/>
    </style:style>
    <style:style style:name="T36" style:family="text">
      <style:text-properties officeooo:rsid="0037b8c7"/>
    </style:style>
    <style:style style:name="T37" style:family="text">
      <style:text-properties officeooo:rsid="0038d9d2"/>
    </style:style>
    <style:style style:name="T38" style:family="text">
      <style:text-properties officeooo:rsid="0039b198"/>
    </style:style>
    <style:style style:name="T39" style:family="text">
      <style:text-properties officeooo:rsid="003b3675"/>
    </style:style>
    <style:style style:name="T40" style:family="text">
      <style:text-properties officeooo:rsid="003c5c8d"/>
    </style:style>
    <style:style style:name="T41" style:family="text">
      <style:text-properties officeooo:rsid="003d8c56"/>
    </style:style>
    <style:style style:name="T42" style:family="text">
      <style:text-properties officeooo:rsid="003f0f3f"/>
    </style:style>
    <style:style style:name="T43" style:family="text">
      <style:text-properties officeooo:rsid="003fe605"/>
    </style:style>
    <style:style style:name="T44" style:family="text">
      <style:text-properties officeooo:rsid="00400c1a"/>
    </style:style>
    <style:style style:name="T45" style:family="text">
      <style:text-properties officeooo:rsid="00412527"/>
    </style:style>
    <style:style style:name="T46" style:family="text">
      <style:text-properties officeooo:rsid="00414dc5"/>
    </style:style>
    <style:style style:name="T47" style:family="text">
      <style:text-properties officeooo:rsid="004e756e"/>
    </style:style>
    <style:style style:name="T48" style:family="text">
      <style:text-properties officeooo:rsid="004f2635"/>
    </style:style>
    <style:style style:name="T49" style:family="text">
      <style:text-properties officeooo:rsid="00501122"/>
    </style:style>
    <style:style style:name="T50" style:family="text">
      <style:text-properties officeooo:rsid="00520c03"/>
    </style:style>
    <style:style style:name="T51" style:family="text">
      <style:text-properties officeooo:rsid="00528224"/>
    </style:style>
    <style:style style:name="T52" style:family="text">
      <style:text-properties officeooo:rsid="00548e4e"/>
    </style:style>
    <style:style style:name="T53" style:family="text">
      <style:text-properties officeooo:rsid="00557681"/>
    </style:style>
    <style:style style:name="T54" style:family="text">
      <style:text-properties officeooo:rsid="005613c6"/>
    </style:style>
    <style:style style:name="T55" style:family="text">
      <style:text-properties officeooo:rsid="00568ed1"/>
    </style:style>
    <style:style style:name="T56" style:family="text">
      <style:text-properties officeooo:rsid="0058632c"/>
    </style:style>
    <style:style style:name="T57" style:family="text">
      <style:text-properties officeooo:rsid="0059d5c5"/>
    </style:style>
    <style:style style:name="T58" style:family="text">
      <style:text-properties officeooo:rsid="005b4d92"/>
    </style:style>
    <style:style style:name="T59" style:family="text">
      <style:text-properties officeooo:rsid="005babb4"/>
    </style:style>
    <style:style style:name="T60" style:family="text">
      <style:text-properties officeooo:rsid="005caa41"/>
    </style:style>
    <style:style style:name="T61" style:family="text">
      <style:text-properties officeooo:rsid="005cf6fd"/>
    </style:style>
    <style:style style:name="T62" style:family="text">
      <style:text-properties officeooo:rsid="005db7d9"/>
    </style:style>
    <style:style style:name="T63" style:family="text">
      <style:text-properties officeooo:rsid="005ecc4b"/>
    </style:style>
    <style:style style:name="T64" style:family="text">
      <style:text-properties style:text-underline-style="solid" style:text-underline-width="auto" style:text-underline-color="font-color" officeooo:rsid="005ecc4b"/>
    </style:style>
    <style:style style:name="T65" style:family="text">
      <style:text-properties style:text-underline-style="solid" style:text-underline-width="auto" style:text-underline-color="font-color" officeooo:rsid="0062f77f"/>
    </style:style>
    <style:style style:name="T66" style:family="text">
      <style:text-properties officeooo:rsid="0062f77f"/>
    </style:style>
    <style:style style:name="T67" style:family="text">
      <style:text-properties officeooo:rsid="00637114"/>
    </style:style>
    <style:style style:name="T68" style:family="text">
      <style:text-properties officeooo:rsid="006563ef"/>
    </style:style>
    <style:style style:name="T69" style:family="text">
      <style:text-properties officeooo:rsid="0065e55e"/>
    </style:style>
    <style:style style:name="T70" style:family="text">
      <style:text-properties officeooo:rsid="00670bc8"/>
    </style:style>
    <style:style style:name="T71" style:family="text">
      <style:text-properties officeooo:rsid="006a5f6b"/>
    </style:style>
    <style:style style:name="T72" style:family="text">
      <style:text-properties officeooo:rsid="006fa471"/>
    </style:style>
    <style:style style:name="T73" style:family="text">
      <style:text-properties officeooo:rsid="007207d9"/>
    </style:style>
    <style:style style:name="T74" style:family="text">
      <style:text-properties officeooo:rsid="0074366a"/>
    </style:style>
    <style:style style:name="T75" style:family="text">
      <style:text-properties officeooo:rsid="0075cf06"/>
    </style:style>
    <style:style style:name="T76" style:family="text">
      <style:text-properties officeooo:rsid="0078fe19"/>
    </style:style>
    <style:style style:name="T77" style:family="text">
      <style:text-properties officeooo:rsid="007b445c"/>
    </style:style>
    <style:style style:name="T78" style:family="text">
      <style:text-properties officeooo:rsid="007dd4a8"/>
    </style:style>
    <style:style style:name="T79" style:family="text">
      <style:text-properties officeooo:rsid="007f96fc"/>
    </style:style>
    <style:style style:name="T80" style:family="text">
      <style:text-properties officeooo:rsid="00825ab3"/>
    </style:style>
    <style:style style:name="T81" style:family="text">
      <style:text-properties officeooo:rsid="0085e205"/>
    </style:style>
    <style:style style:name="T82" style:family="text">
      <style:text-properties officeooo:rsid="0087b10d"/>
    </style:style>
    <style:style style:name="T83" style:family="text">
      <style:text-properties officeooo:rsid="00889c0c"/>
    </style:style>
    <style:style style:name="T84" style:family="text">
      <style:text-properties officeooo:rsid="008c63f0"/>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list xml:id="list5306747431320557129" text:style-name="L1">
        <text:list-item>
          <text:p text:style-name="P116">Rész: <text:s/>A kezdet</text:p>
        </text:list-item>
      </text:list>
      <text:p text:style-name="Standard"><text:s text:c="5"/></text:p>
      <text:p text:style-name="Standard"><text:s text:c="32"/></text:p>
      <text:p text:style-name="Standard"><text:s text:c="3"/>Koromsötét éjjel volt. Kolozsvár mindig forgalmas utcáin mos teljes csend volt. Az ember nem alaptalanul gondolná azt, hogy mindenki alszik, mert egyetlen lámpa sem világította meg Kolozsvár utcáit. </text:p>
      <text:p text:style-name="Standard"><text:s text:c="2"/>Háromkor egy fiatal, <text:span text:style-name="T2">150 cm-s, szőke hajú, kék szemű </text:span>lány osont át az egyik csendes utcán. Ha valaki látná, <text:s/>azt gondolná, hogy egy rossz hírű nőcske igyekszik haza szeretőjétől, de tévednek. Ez a fiatal lány a kórházból jön. Nagymamájának ismét rohama volt, és addig maradt mellette, míg meg nem győződött arról, hogy a veszély legalább egy kis időre elmúlt.</text:p>
      <text:p text:style-name="Standard"><text:s text:c="2"/>A nagymamája volt az utolsó élő rokona. <text:s/>Szülei autóbalesetben haltak meg. Bátyja nem tudta feldolgozni <text:s/>a tragédiát, felkötötte magát. A lányt is szörnyen érintette a hármas családi tragédia, gyakran gondolkozott azon, hogy követi bátyja példáját, de nem akart <text:span text:style-name="T1">még </text:span>több fájdalmat okozni nagymamájának. </text:p>
      <text:p text:style-name="Standard"><text:s text:c="2"/>Ha jobban megfigyelte volna a mellette elhaladó utcákat, akkor láthatta volna, hogy nem <text:span text:style-name="T1">mind </text:span>kihalt, <text:span text:style-name="T1">az egyikben</text:span> néhány marcona alak arra várt, hogy hátha feléjük küld a sors egy áldozatot, hogy kirabolják és megöljék. Már-már arra gondoltak, hogy a mai üzlet ugrott, amikor megpillantották hősnőnket. Összenéztek, és döntöttek. Ketten a lány nyomában eredt, ötön egy kerülő utcával elébe vágtak. </text:p>
      <text:p text:style-name="Standard"><text:s text:c="2"/>A lány nyugodtan ment az úton, amikor az egyik fa mögül egy alak ugrott ki, és csendesen fel szólította a pénztárcája átadására. A lány egészen addig nem vette komolyan, míg a gengszter </text:p>
      <text:p text:style-name="Standard">egy kést nyomot a torkához, és újból megismételte a felszólítást, ekkor vette észre <text:s/>a lány, hogy teljesen körül van véve.</text:p>
      <text:p text:style-name="Standard"><text:s text:c="2"/>A lány reszkető kézzel keresgélt a táskájában, pedig tudta, hogy nem fog találni semmit. Az egyik </text:p>
      <text:p text:style-name="Standard">rabló türelmét veszítve kiragadta a lány kezéből a táskát, és éppen szólni készült társainak, hogy a táska üres, mikor <text:s/>elvesztette a talpa alól a talajt, <text:span text:style-name="T1">6</text:span> métert repült, de nem volt ideje gondolkozni, mert nekicsapódott egy fának. Példáját hat társa is követte. Az egész nem tartott többet mint 10 másodperc, de még némi idő kellett arra, hogy a lány és a rablók felfogják, hogy mi is történt.</text:p>
      <text:p text:style-name="Standard"><text:s text:c="2"/>Egy magas barna hajú, barna szemű, <text:span text:style-name="T2">172 cm-s</text:span>, <text:span text:style-name="T11">ezüstös </text:span>páncélt viselő fiú okozta a felfordulást. </text:p>
      <text:p text:style-name="Standard"><text:s text:c="2"/>A lány táskáját elvette a rablótól, és oda állt a lány elé: </text:p>
      <text:list xml:id="list2020359693832657064" text:style-name="L2">
        <text:list-item>
          <text:list>
            <text:list-item>
              <text:p text:style-name="P118">Tessék. Azt hiszem, <text:s/>hogy az öné – mondta, miközben <text:span text:style-name="T1">a lány felé</text:span> nyújtotta táská<text:span text:style-name="T1">t</text:span>. </text:p>
            </text:list-item>
            <text:list-item>
              <text:p text:style-name="P118">Köszönöm szépen, a nevem Mezei <text:span text:style-name="T1">Erika</text:span>, örültem a találkozásnak. Megkérhetem, hogy kísérjen haza.</text:p>
            </text:list-item>
          </text:list>
        </text:list-item>
      </text:list>
      <text:p text:style-name="Standard"><text:s text:c="2"/>A fiú gondolkozott a válaszon, de a lány már folytatta is.</text:p>
      <text:p text:style-name="Standard"><text:s text:c="11"/>– Félek, hogy a rablók követni fognak.</text:p>
      <text:p text:style-name="Standard">A fiú bólintott</text:p>
      <text:list xml:id="list5709477655447333083" text:style-name="L3">
        <text:list-item>
          <text:list>
            <text:list-item>
              <text:list>
                <text:list-item>
                  <text:p text:style-name="P119">Haza kísérem, <text:span text:style-name="T1">ha megígéri, hogy tegez</text:span>. Kérem szólítson lovagnak. Barátaim is így hívnak.</text:p>
                </text:list-item>
                <text:list-item>
                  <text:p text:style-name="P119">Nem lenne kényelmesebb, ha a nev<text:span text:style-name="T1">eden hívnálak?</text:span></text:p>
                </text:list-item>
                <text:list-item>
                  <text:p text:style-name="P119">Nincs nevem. <text:span text:style-name="T1">Ahogy már mondtam, i</text:span>smerőseim <text:span text:style-name="T1">is </text:span>lovagnak szólítanak.</text:p>
                </text:list-item>
              </text:list>
            </text:list-item>
          </text:list>
        </text:list-item>
      </text:list>
      <text:p text:style-name="Standard">A két fiatal elindult hazafelé. </text:p>
      <text:list xml:id="list1039914034336919392" text:style-name="L4">
        <text:list-item>
          <text:p text:style-name="P120">Miért visel<text:span text:style-name="T1">sz </text:span>páncélt ? – kérdezte <text:span text:style-name="T1">Erika</text:span>, hogy valamivel <text:span text:style-name="T1">megtörje a köztük lévő csendet.</text:span></text:p>
        </text:list-item>
      </text:list>
      <text:p text:style-name="P1"><text:s text:c="5"/>– <text:tab/><text:span text:style-name="T84">Ez a hobbim – mondta terelve a fiú.</text:span></text:p>
      <text:p text:style-name="Standard"><text:span text:style-name="T1">Kis idő elteltével m</text:span>egérkeztek a lány házához.</text:p>
      <text:list xml:id="list6856079054652468315" text:style-name="L5">
        <text:list-item>
          <text:p text:style-name="P121">Köszönöm, hogy elkísért<text:span text:style-name="T1">él</text:span>. Itt már biztonságban érzem magam</text:p>
        </text:list-item>
      </text:list>
      <text:p text:style-name="Standard"><text:s text:c="3"/>A lovag csendben búcsút intett, majd felszívódott az <text:span text:style-name="T1">éj</text:span> sötétjében. <text:span text:style-name="T1">Erika</text:span> még sokáig nézet </text:p>
      <text:p text:style-name="Standard">utána, majd bement a házban. Érezte, hogy valami megváltozott benne. Szívében zárta a rejtélyes <text:soft-page-break/>lovagot, akiről csak annyit tudott, hogy megmentette életét. <text:span text:style-name="T1">Életében először szerelmes lett.</text:span></text:p>
      <text:p text:style-name="P6"/>
      <text:p text:style-name="P6"/>
      <text:p text:style-name="P6"/>
      <text:p text:style-name="P1"/>
      <text:list xml:id="list212836636450477" text:continue-list="list5306747431320557129" text:style-name="L1">
        <text:list-item>
          <text:p text:style-name="P122">Rész: <text:s/>Az új osztálytárs</text:p>
        </text:list-item>
      </text:list>
      <text:p text:style-name="P7"/>
      <text:p text:style-name="P7"/>
      <text:p text:style-name="P7"><text:s text:c="4"/>Becsengettek. Az iskola udvarra kiürül, minden diák a következő órára igyekszik. <text:s/>A <text:span text:style-name="T41">I</text:span>X. B osztály <text:s/>első órája osztályfőnöki óra. <text:s/>A diákok izgatottan leülnek a padban. ” Vajon milyen érdekességgel rukkol <text:span text:style-name="T41">elő </text:span>megint az öreg Vega tanár úr ? ” – kérdezgetik egymástól izgatottan. A <text:span text:style-name="T41">XI.B</text:span> diákjai nagyon kedvelik öreg tanárukat, aki mindig melléjük áll, ha igazságtalanság éri őket más tanárok részéről. </text:p>
      <text:p text:style-name="P7"><text:s text:c="3"/>Lassan nyílik az ajtó, és belép rajta egy öregebb tanár. Öregségét csak az őszülő haja mutatja, különben teljesen egészséges. </text:p>
      <text:p text:style-name="P7"><text:s text:c="6"/>– Jó napot kívánunk !</text:p>
      <text:p text:style-name="P7"><text:s text:c="6"/>– Nektek is jó napot gyerekek. <text:span text:style-name="T41">Foglaljatok helyet</text:span> !</text:p>
      <text:p text:style-name="P7"><text:s text:c="2"/>A diákok leülnek, és várjá<text:span text:style-name="T41">k, hogy mit tartogat mára az öreg.</text:span></text:p>
      <text:p text:style-name="P7"><text:s text:c="5"/>– Mielőtt elkezdeném az órát, egy örömhírt kell közölnöm veletek.</text:p>
      <text:p text:style-name="P7"><text:s text:c="2"/>A diákok feszült figyelemmel várnak. Gondolták, hogy bejelenti nekik, hogy talált egy meteort, és megakarja mutatni a diákoknak, majd az egy érdekes verseny győztesének adja jutalmul. Az ilyenek gyakoriak voltak Vega tanár úr óráin. A diákok élvezték a versenyeket, mert soha nem volt két egyforma. </text:p>
      <text:p text:style-name="P3"><text:span text:style-name="T1"><text:s text:c="3"/>– <text:s/>Elakarom mondani nektek, hogy új osztálytársat kaptok. Megkérlek titeket, habár tudom, hogy kérés nélkül is megteszitek, hogy fogadjátok be társaságotokban, és legyetek rendesek hozzá. Kérlek gyere be ! – mondta miközben az ajtó felé nézet.</text:span></text:p>
      <text:p text:style-name="P3"><text:span text:style-name="T2"><text:s text:c="2"/>Egy pöttöm, barna hajú bájos lányka jött be az osztályba, gyönyörű barna szemekkel. Nem volt több mint 120 cm magas, de más alacsony lányokkal ellentétben nem volt torz alakja. Az osztályból néhányan azt gondolták, hogy az öreg csak ugratja őket ezzel az V-VI-os kislánnyal. Nem tűnődhettek sokáig mert megszólalt a egy nagyon aranyos hang, ami a kislány szájából távozott.</text:span></text:p>
      <text:p text:style-name="P3"><text:span text:style-name="T2"><text:s text:c="3"/>– <text:s/>A nevem: Tünde Bothanica. Tokyoból költöztem Kolozsvárra. <text:s/>A szüleim innen Kolozsvárról származnak, és szeretnék, ha megismerném ezt a várost.</text:span></text:p>
      <text:p text:style-name="P24"><text:s text:c="3"/>Az öreg néhány másodpercig élvezettel nézte izgatott osztályát, majd megszólalt:</text:p>
      <text:p text:style-name="P24"><text:s text:c="2"/>– Jól van. Köszönjük szépen a bemutatkozást. Az első sorban fogsz ülni, Mezei Erika mellett. Péter te menj két sorral hátrább, ott látok egy üres helyet. Tünde lányom te ott fogsz ülni, hogy jól láthasd a táblát.</text:p>
      <text:p text:style-name="P24"><text:s text:c="3"/>A kislány elindult a neki kijelölt helyre, és leült. Erika odahajolt hozzá, felé nyújtotta a kezét, és bemutatkozott: </text:p>
      <text:p text:style-name="P25"><text:s text:c="3"/>– Mezei Erika vagyok, ha van <text:span text:style-name="T41">bármilyen</text:span> kérdésed, <text:span text:style-name="T41">tőlem nyugodtan kérdezheted. </text:span></text:p>
      <text:p text:style-name="P25"><text:s text:c="2"/>A kislány kezet fogott Erikával.</text:p>
      <text:p text:style-name="P25"><text:s text:c="4"/>Az öreg Vega a napló utolsó lapjára lapozott, szerencsére volt még két üres hely. Arra készült éppen, hogy felírja a kislány adatait.</text:p>
      <text:p text:style-name="P4"><text:span text:style-name="T3"><text:s text:c="3"/>– Akkor a vezetéknév Bothanika, a keresztnév Tünde – ismételte a kislány nevét, miközben arra készült, hogy a beírja a naplóba, de a kislány megállította:</text:span></text:p>
      <text:p text:style-name="P26"><text:s text:c="2"/>– A vezeték nevem Tünde. Bothanika a keresznevem.</text:p>
      <text:p text:style-name="P26"><text:s text:c="2"/>Az öreg ámulva ránézet, de nem kérdezett semmit. A naplóban beírta a vezetéknévhez a Tündét, a keresztnévhez a Bothanikát. </text:p>
      <text:p text:style-name="P26"><text:s text:c="3"/>– Édes apád neve ?</text:p>
      <text:p text:style-name="P26"><text:s text:c="3"/>– Tünde Árpád.</text:p>
      <text:p text:style-name="P26"><text:s text:c="3"/>– Telefonszámod ?</text:p>
      <text:p text:style-name="P27"><text:s text:c="3"/>– <text:s/>0364880711</text:p>
      <text:p text:style-name="P27"><text:s text:c="3"/>– Jól van kedves Bothanika. Mától kezdve te is a <text:span text:style-name="T41">XI.B</text:span> osztály hivatalos tagja vagy. Az ellenőrzőt <text:soft-page-break/>már megkaptad, nem ?</text:p>
      <text:p text:style-name="P27"><text:s text:c="2"/>– Már tegnap ideadta a titkárnő.</text:p>
      <text:p text:style-name="P27"><text:s text:c="2"/>– Rendben, akkor térjünk a napirendre. Tegnap mikor hazafelé mentem az úton, találtam egy szerencsepatkót, <text:span text:style-name="T41">és azé lesz</text:span>, aki megnyeri a következő versenyt.</text:p>
      <text:p text:style-name="P27"><text:s text:c="3"/>A diákok, csak most jöttek rá, hogy a furcsa vezetéknevű és keresztnevű kislány tényleg az osztálytársuk. Tudták, hogy ha a tanáruk néha szereti is őket megszívatni, azért a napló<text:span text:style-name="T41">val komolyan bánik, és nem ír be csak úgy egy nem odavaló nevet.</text:span></text:p>
      <text:p text:style-name="P27"><text:s text:c="3"/>A verseny jól telt mindenkinek. Egy <text:span text:style-name="T15">fekete szemű</text:span>, vörös hajú lány<text:span text:style-name="T15">ka</text:span> nyerte <text:span text:style-name="T15">meg</text:span> a <text:span text:style-name="T15">versenyt és a patkót.</text:span> </text:p>
      <text:p text:style-name="P5"><text:span text:style-name="T4"><text:s text:c="3"/>Kicsengettek. A tanár búcsút intett az osztálynak, felvette a naplót a katedráról, majd távozott. <text:s/>A diákok odasereglettek az új lány köré, és kérdésekkel bombázták. <text:s/>” Mi a hobbid? ”, ” Volt udvarlód Japánban ”, ” Kivel élsz Kolozsváron ”. Egy srác azt is megkérdezte, hogy: ” Lennél a modellem? ” . A Bothanika szégyenlősen válaszolt a kérdésekre: az olvasás, biciklizés, karate, nem, nem volt udvarlója, Kolozsváron magában él, és nincs ideje modellkedni. <text:s/></text:span></text:p>
      <text:p text:style-name="P28"><text:s text:c="3"/>Erika látta, hogy Bothanika milyen feszült a sok kérdéstől, megragadta a <text:span text:style-name="T41">kislány</text:span> kezét, és kirohant vele az osztályból.</text:p>
      <text:p text:style-name="P28"><text:s text:c="2"/>– Köszönöm szépen, megmentettél.</text:p>
      <text:p text:style-name="P28"><text:s/>– Nem tesz semmit. Megtudlak érteni. Én is nagyon feszült voltam, mikor bekerültem az osztályba. Az egyik bunkó megkérdezte tőlem, hogy mekkora a mellméretem, milyen színű bugyi van rajtam, meg hasonlókat. Nem akartam megvárni, míg tőled is megkérdezik.</text:p>
      <text:p text:style-name="P28"><text:s/>– <text:s/>KÖSZÖNÖM!</text:p>
      <text:p text:style-name="P28"><text:s text:c="2"/>A két lány leült az büfébe, hogy egyenek valamit. Elmondták egymásnak <text:span text:style-name="T41">eddigi</text:span> életü<text:span text:style-name="T41">k történetét</text:span>. Erika <text:span text:style-name="T41">mesélt</text:span> családja tragédiájá<text:span text:style-name="T41">ról</text:span>. <text:span text:style-name="T41">Mesélt arról is</text:span>, hogy nagymamáját csak a csoda tartja életben. Bothanika mesélt neki Ja<text:span text:style-name="T47">pánról, a családjáról és japán barátairól.</text:span></text:p>
      <text:p text:style-name="P5"><text:span text:style-name="T5"><text:s text:c="3"/>Erika eddig egy osztálytársának sem tudott ennyire megnyílni. Eddig senkinek sem mesélt <text:s/>családjáról. A tragédia zárkózottá <text:s/>tette, és egy fél éve iskolát váltott. Nem akart találkozni régi barátairól, akik csak sajnálnák, és nem kívánt megnyílni senkinek sem az új osztályban. Az új lánnyal talán azért volt ennyire nyílt, mert úgy érezte, hogy rokon lélek. Neki sincs itt a családja. Ő is magában él Kolozsváron. Beszéltek a szerelemről is. Erika elmondta neki, hogy egy vagy két napja beleszeretett egy fiúban, akit csak egyszer látott, aki megmentette az életét. Bothanika elmondta, hogy még nem volt szerelmes. </text:span></text:p>
      <text:p text:style-name="P29"/>
      <text:p text:style-name="P29"/>
      <text:p text:style-name="P29"/>
      <text:p text:style-name="P2"/>
      <text:list xml:id="list212837180803641" text:continue-numbering="true" text:style-name="L1">
        <text:list-item>
          <text:p text:style-name="P117"><text:span text:style-name="T6">Rész: <text:s/>Bothanika beilleszkedik az osztályba</text:span></text:p>
        </text:list-item>
      </text:list>
      <text:p text:style-name="P30"/>
      <text:p text:style-name="P2"><text:span text:style-name="T6"><text:s text:c="3"/>Két hét telt el. Az osztály már teljesen hozzászokott ahhoz, hogy egy apró 120 cm-s lányka jár az osztályukban. Vannak olyan emberek, akik könnyen megszerettetik magukat környezetükkel. Bothanika is ilyen ember volt. Hamar beilleszkedett a társaságban, mert mindenki megszerette. Néhányan egy kicsit irigykedtek Erikára, mert a kis Bothanika többször volt vele, mint velük, de soha nem mondtak egy rossz szót sem Erikára, mert őt is nagyon szerették. </text:span></text:p>
      <text:p text:style-name="P31"><text:s text:c="3"/>Az osztály először arra gondolt, hogy Bothanikának szüksége lesz segítségre magyarból, matematikából, románból vagy más tantárgyakból, mível Bothanika Japánban eddig <text:span text:style-name="T41">csak japánul tanulhatta</text:span> a matematikát és más fontosabb tantárgyakat, <text:s/>és tudták, hogy Japánban nincs román nyelv oktatás, a magyarról nem is beszélve. Már az első román órán kellemes csalódás érte őket. Bothanika folyékony románnal mutatkozott be a tanárnőnek. Még a tanárnőt is meglepte, hogy ez a Japánból érkező magyar kislány ilyen folyékonyan <text:span text:style-name="T41">tud </text:span>beszél<text:span text:style-name="T41">ni</text:span>. Bothanika elmondta, hogy édesanyja már 2-3 év tanítja neki a román nyelvet, nyelvtant és irodalmat, hogy ne <text:span text:style-name="T41">legyenek gondjai a Kolozsvári iskolájában.</text:span></text:p>
      <text:p text:style-name="P2"><text:span text:style-name="T7"><text:s text:c="3"/>Most már tudják a diákok, hogy Bothanika minden tantárgyból első, soha egyetlen kilencese nem volt csak tízese. Rékát az osztály addigi legjobb tanulóját is motiválta az új rivális, és igyekezett ő is </text:span><text:soft-page-break/><text:span text:style-name="T7">csak tízeseket kapni, habár ez nem mindig sikerült. Ne gondolja senki sem, hogy Réka utálta Bothanikát. Az öreg Vegatól mindenki megtanulta, hogy a versengés nem mehet a kapcsolatok rovására.</text:span></text:p>
      <text:p text:style-name="P31"><text:s text:c="2"/>Bothanika tényleg az osztály része lett.</text:p>
      <text:p text:style-name="P31"/>
      <text:p text:style-name="P31"/>
      <text:p text:style-name="P32"/>
      <text:list xml:id="list212836476066944" text:continue-numbering="true" text:style-name="L1">
        <text:list-item>
          <text:p text:style-name="P123">Rész: <text:s/><text:span text:style-name="T8">Egy szomorú nap</text:span></text:p>
        </text:list-item>
      </text:list>
      <text:p text:style-name="P61"><text:s/></text:p>
      <text:p text:style-name="P61"><text:s text:c="3"/>Erika letörten ült a kórház várótermében. Nagymamájának ismét rohama van, és az orvos közölte vele, hogy kedves rokonát, csak a csoda mentheti meg.</text:p>
      <text:p text:style-name="P8"><text:s text:c="3"/><text:span text:style-name="T8">Ha egy ember elveszti a reményt, akkor azon még lehet segíteni, de ha az ember rokonának orvosa veszti el a reményt, és csodában reménykedik, akkor vége a világnak. </text:span></text:p>
      <text:p text:style-name="P61"><text:s text:c="3"/>Kijött az orvos, és odament Erikához.</text:p>
      <text:p text:style-name="P61"><text:s text:c="3"/>– Kedves Erika. Most bemehetsz a nagymamádhoz, hogy elbúcsúz tőle. A nagymamád nem fogja megélni a holnap <text:span text:style-name="T42">reggelt.</text:span></text:p>
      <text:p text:style-name="P61"><text:s text:c="3"/>Erika majdnem elsírta magát, de összeszedte magát, nem akarta felizgatni nagymamáját. <text:s/>Bement a szobába.</text:p>
      <text:p text:style-name="P61"><text:s text:c="3"/>A szobában gépekre kötve feküdt utolsó rokona. Erika odament hozzá és megfogta a kezét.</text:p>
      <text:p text:style-name="P61"><text:s text:c="4"/>– Ne add fel, még túlélhetted – mondta Erika, de látta, hogy nagymamája teljesen tisztába van helyzetével.</text:p>
      <text:p text:style-name="P61"><text:s text:c="5"/>A nagymama szomorúan nézet unokájára. Nem azt bánta, hogy vége lesz az életének, hanem azt, hogy magára kell hagyja ezt lányt, utolsó rokonát. </text:p>
      <text:p text:style-name="P8"><text:span text:style-name="T8"><text:s text:c="3"/>– Szeretném, ha a halálomat, hamar kihevernéd. Nem szeretném, ha a halálom miatt eldobnád értékes életedet magadtól, mint bátyád. <text:s/>– <text:s/>mondta szaggatottan. – Kívánok neked sok-sok boldogságot. Légy mindig boldog. Találd meg életed nagy szerelmét, és akkor lesz kire támaszkodjál, ahogy én is támaszkodhattam nagyapádra, míg élt.</text:span></text:p>
      <text:p text:style-name="P62"><text:s text:c="3"/>Erika egyre közelebb állt a síráshoz. Igyekezett visszatartani, megakarta kímélni nagymamáját az izgalomtól, de egyfolytában folytak a könnyei. </text:p>
      <text:p text:style-name="P62"><text:s text:c="2"/>– Nagymama én <text:s/>…</text:p>
      <text:p text:style-name="P62"><text:s text:c="2"/>Nem mondta tovább, mert nagymamája elvesztette eszméletét. Erika az öreg kézre tapasztotta ajkait, és egy utolsó csókot lehelt rá. A nagymama mintha aludt volna. </text:p>
      <text:p text:style-name="P62"><text:s text:c="2"/>Egyszer , mintha szavakat hallott volna érkezni nagymamája szájából. Nem értette őket, ezért közelebb hajolt hozzá. </text:p>
      <text:p text:style-name="P62">– Mentsd meg az unokámat! Ne engedd, hogy megölje magát! Ne engedd, hogy kövessen! Ne engedd, hogy bátyja sorsára jusson. Bízok benned lo …</text:p>
      <text:p text:style-name="P8"><text:span text:style-name="T9"><text:s text:c="3"/>”Vajon kinek szóltak nagymama utolsó szavai?” , de gondolataira nem kapott választ. Erika csendben várt, hátha megszólal még, de nem tette. Helyette egy elnyúló sípjel szólalt meg. Erika a televízióból, már tudta, hogy ez mit jelent. </text:span></text:p>
      <text:p text:style-name="P63"><text:s text:c="4"/>A sírás, melyet már hat órája visszafogott, hogy ne okozzon nagyobb fájdalmat nagymamájának, most vulkánként tört ki belőle. Az orvos szomorúan a vállára helyezte a kezét, és részvétét közölte a lánnyal, betakarta a halottat. </text:p>
      <text:p text:style-name="P64"><text:s/>– <text:s/>Tudom, hogy nagyon nehéz lesz, de most el kéne hagyjuk a szobát. Élőnek nem tesz jót, ha halott közelében tölti az időt.</text:p>
      <text:p text:style-name="P64"><text:s text:c="3"/>Erika könnyes arccal bólintott, majd az orvostól vezetve elhagyta a termet. Az orvos közölte, hogy a kórház magára vállalja a temetés költségeit. Ebben a kórházban szokás volt eltemetni azon pácienseit, ahol a rokonság nagyon szegény volt. Az orvos gondolta, hogy ide beletartozik a vénasszony is, mivel tudta, hogy az árva nem tudja eltemetni.</text:p>
      <text:p text:style-name="P64"><text:s text:c="3"/>Az orvos ismét ránézett szomorúan a lányra, és közölte vele:</text:p>
      <text:p text:style-name="P64"><text:s text:c="2"/>– Úgy tudom, hogy míg iskolában jársz, addig egy kis részét a nagymamád nyugdíjának megkapod. Ha szeretnéd, én utánajárok a dolognak.</text:p>
      <text:p text:style-name="P64"><text:s text:c="3"/>Erikát most a legkevésbé sem érdekelte a pénz. Talán nem is hallotta, hogy mit mondott a doki, de <text:soft-page-break/>bólintott. </text:p>
      <text:p text:style-name="P64"><text:s text:c="2"/>Most is mint a múltkor hazafelé tartott a sötét úton. Úgy tervezte, hogy nagymamája temetése után követni fogja bátyja példáját. ”Talán az ég akarja úgy, hogy e Mezei család apraja-nagyja meghaljon. ” – gondolta. </text:p>
      <text:p text:style-name="P64"><text:s text:c="3"/>Az égen ezernyi csillagot látott. ”Talán örültök, hogy eggyel kevesebb a Mezei. Nem baj. Egy hét múlva sokkal jobban ragyoghattok. ” Efféle gyászos gondolatok motoszkáltak egész úton a fejében.</text:p>
      <text:p text:style-name="P64"><text:s text:c="2"/></text:p>
      <text:p text:style-name="P64"><text:s text:c="3"/></text:p>
      <text:p text:style-name="P33"/>
      <text:list xml:id="list212836579550464" text:continue-numbering="true" text:style-name="L1">
        <text:list-item>
          <text:p text:style-name="P124">Rész: <text:s/><text:span text:style-name="T10">Felbukkan egy régi ismerős</text:span></text:p>
        </text:list-item>
      </text:list>
      <text:p text:style-name="P64"/>
      <text:p text:style-name="P9"><text:span text:style-name="T10"><text:s text:c="3"/>Elérkezett a temetés napja. A rakásnyi ember között ott volt a XI.B minden diákja, és az öreg Vega bácsi is. Mind ünnepélyesen hallgatták végig a temetési szertartást. Erika egész végig sírt. A legszomorúbb pillanata a temetésnél, mikor a sírások elkezdték beásni a gödröt, ahol a koporsó volt, volt Erika életének egyik legszomorúbb pillanata. Nagyon hevesen zokogott. Bothanika, ki mellette állt, alig tudta visszatartani, hogy a koporsóra ne vesse magát. Temetés után egy rakás ember lépet oda az elárvult kislány mellé, és néhány vigasztaló szót próbáltak mondani. </text:span></text:p>
      <text:p text:style-name="P65"><text:s text:c="3"/>A temetés után a halotti tor következett. Erikát teljesen meglepte, mert nem is sejtette, hogy Bothanika és az öreg Vega bácsi pénzgyűjtési akciót kezdeményezett az osztályban a torra. </text:p>
      <text:p text:style-name="P65"><text:s text:c="2"/>A tor után Erika elindult haza. Otthon az egyik szekrényben talált egy kötelet. Ezt a kötelet még aznap beszerezte, mikor nagymamája meghalt. Hurkot kötött a kötélre, a másik végét az egyik szárítókötélre akasztotta. Felállt egy székre, és a hurkot a nyakába rakta, majd elrúgta magától a széket. Szédülni kezdett. </text:p>
      <text:p text:style-name="P65"><text:s text:c="3"/>Nyakát egyre jobban szorította a nyakát. ”Még néhány perc, és együtt leszünk.” – gondolta, de a vég nem érkezett el. Helyette egészen más dolog történt. Kitört az ablak egy orkánként száguldó alak a <text:span text:style-name="T42">hozzá ugrott, és elvágta a kötelet</text:span>. A lány tehetetlenül esett az érkező orkán <text:span text:style-name="T66">karjaiba</text:span>.</text:p>
      <text:p text:style-name="P11"><text:span text:style-name="T11"><text:s text:c="3"/>A lány csak most fogta fel, hogy mi történt. Valaki megmentette az életét. Erika lihegve pihent az idegen karján. <text:s/>Szemei először az idegen ezüstös páncélján akadtak meg. Jobban megnézve az idegent. Egy barna hajú, barna szemű 172 cm-s fiatal legény tartotta karjain. A fiú éppen az volt, akit élőben csak egyszer, de álmaiban már számtalanszor viszont látott.</text:span></text:p>
      <text:p text:style-name="P9"><text:span text:style-name="T10"><text:s text:c="3"/>– A lovag. – Suttogta, majd elaludt az idegen karjaiban.</text:span></text:p>
      <text:p text:style-name="P66"><text:s text:c="3"/>Mikor felkelt, az ágyán feküdt, a lovag az asztalnál ült. ”Talán csak arra várt, hogy meggyőződhessen arról, hogy a lány, akit az előbb mentett meg, felébredjen. Talán nem is emlékszik rám. Inkább úgy teszek mintha aludnék. Legalább, addig a közelemben lesz.” – gondolta. </text:p>
      <text:p text:style-name="P66"><text:s text:c="3"/></text:p>
      <text:p text:style-name="P34"/>
      <text:list xml:id="list212837295686766" text:continue-numbering="true" text:style-name="L1">
        <text:list-item>
          <text:p text:style-name="P125">Rész: <text:s/><text:span text:style-name="T12">Beszélgetés a lovaggal</text:span></text:p>
        </text:list-item>
      </text:list>
      <text:p text:style-name="P67"/>
      <text:p text:style-name="P67">A lovag mintha meghallotta volna a lány gondolatait, és mintha megérezte volna, hogy a lány ébren van, a lányra nézet majd megszólalt.</text:p>
      <text:p text:style-name="P67"><text:s text:c="2"/>– Kedves Erika. Nem hiszem el, hogy nagymamád utolsó kérését semmibe veszed. Idézd fel, hogy <text:s/>mi volt nagymamád utolsó kérése hozzád !</text:p>
      <text:p text:style-name="P67"><text:s text:c="2"/>Erika éppen megpróbálta felidézni nagymamája utolsó szavait, és kimondani hangosan de a lovag megelőzte.</text:p>
      <text:p text:style-name="P10"><text:span text:style-name="T12"><text:s text:c="3"/>– A nagymamád ezt mondta : ” Szeretném, ha a halálomat, hamar kihevernéd. Nem szeretném, ha a halálom miatt eldobnád értékes életedet magadtól, mint bátyád. <text:s/>Kívánok neked sok-sok boldogságot.”</text:span></text:p>
      <text:p text:style-name="P67"><text:s text:c="2"/>Majd folytatta:</text:p>
      <text:p text:style-name="P67"><text:s text:c="2"/>– Nagymamád azt akarta, hogy boldog légy, <text:span text:style-name="T67">egyáltalán nem kívánta halálod.</text:span></text:p>
      <text:p text:style-name="P67"><text:s text:c="2"/>– <text:s/>Honnan tudod, hogy – akarta kérdezni Erika, mert meglepte, hogy a lovag ilyen pontosan megtudja ismételni nagymamája utolsó szavait, de nem volt ideje folytatni a kérdését, mert a lovag a szavaiban vágott.</text:p>
      <text:p text:style-name="P67"><text:soft-page-break/>– <text:s/>Szerencsédre erre jártam. Lehet, hogy nagymamád halála, mint az utolsó élő rokonod halála, nagy csapásként ért, de gondolj a jövődre. Addig nem megyek el, míg meg nem ígéred, hogy soha többet nem fogsz <text:span text:style-name="T42">ilyet tenni</text:span>.</text:p>
      <text:p text:style-name="P12"><text:span text:style-name="T12"><text:s text:c="3"/>Erikának az felcsillantak a szemei. Talán arra gondolt, <text:s/>hogy soha nem fog ígéretet tenni a lovagnak, és akkor örökké a lovaggal maradhat. Szívévvel érezte, hogy a lovag nem hazudhat. <text:s/></text:span></text:p>
      <text:p text:style-name="P84"><text:s text:c="2"/>– Honnan tudod a nevem? – kérdezte Erika az ígéret helyet, majd lesütötte a szemét, a leggyönyörűbb álmaiban sem merte remélni, hogy a lovag emlékszik arra az éjszakára.</text:p>
      <text:p text:style-name="P12"><text:span text:style-name="T13"><text:s text:c="2"/>A lovag felállt a székről, és ráhelyezte a kezét a lány vállára. Egy ideig csendben nézte a lesütött szemű lányt, majd mondta:</text:span></text:p>
      <text:p text:style-name="P84"><text:s text:c="3"/>– Egy éjszaka találkoztunk. Néhány gazfickót kellett megleckéztetnem.</text:p>
      <text:p text:style-name="P84"><text:s text:c="4"/>Erika a lovag mélybarna szemeibe nézet. Egy boldogságsugár suhant végig szívén. ”A lovag emlékszik rám. ” Örült mert azt kit már egy ideje a szívében zárt, legalább emlékszik rá.</text:p>
      <text:p text:style-name="P12"><text:span text:style-name="T13"><text:s text:c="2"/>– Nos? – kérdezte a lovag. – <text:s/>Kérlek ígérd meg, hogy több öngyilkos merényleted nem lesz!</text:span></text:p>
      <text:p text:style-name="P85"><text:s text:c="2"/>– Megígérem. – mondta a lány lesütve gyönyörű kék szemeit.</text:p>
      <text:p text:style-name="P12"><text:span text:style-name="T13"><text:s text:c="2"/>A lovag kezeivel feltámasztotta a lány állát, és mélyen a szemeiben nézet. Megakart győződni arról, hogy a lány igazat mond, de a lány szemeiben csak őszinteséget látott. A kitört ablak párkányára lépet, és visszafordult.</text:span></text:p>
      <text:p text:style-name="P85"><text:s/>– Még látjuk egymást, viszontlátásra. – mondta, majd kiugrott az ablakon.</text:p>
      <text:p text:style-name="P85"><text:s text:c="2"/>Erika az ablakhoz ugrott, de már senkit sem látott. A kitört ablakon kívül semmi sem mutatta, hogy valaki járt nála, <text:span text:style-name="T42">hogy ez</text:span> a valaki a lovag volt. </text:p>
      <text:p text:style-name="P85"><text:s text:c="2"/>”Talán a csillagok mégsem akarják vesztemet. <text:s/>Lehet, hogy a lovag nem szeret, és soha nem fog szeretni, de legalább én szerethetem. ”</text:p>
      <text:p text:style-name="P85"><text:s text:c="3"/>A kitört ablakot nézte, ahonnan hideg szél süvített be. Éppen arra készült, hogy ezt az éjszakát egy másik szobában töltse, Megfordult és indult az ajtó felé. Egy kis neszt hallott, és megfordult. Az nemrég még kitö<text:span text:style-name="T42">rt</text:span> ablak most kinyitva állt, és mindkét üveglapja <text:span text:style-name="T42">ép volt</text:span>. </text:p>
      <text:p text:style-name="P85"><text:s text:c="3"/>Erika felkapott egy zseblámpát, és az ablakhoz rohant. A zseblámpa fényénél meglátott egy távolodó alakot. A rajta lévő ezüstös páncél visszaverte a zseblámpa fényét. </text:p>
      <text:p text:style-name="P85"><text:s text:c="2"/>”A lovag volt. ”-- gondolta Erika, és míg tehette a lovag után nézet, majd becsukta az ablakot. </text:p>
      <text:p text:style-name="P86"><text:s text:c="3"/>Mihelyt lefeküdt, rögtön elaludt. Szép álmai lehettek, mert gyönyörű arcán néha-néha elsuhant egy boldog mosoly. </text:p>
      <text:p text:style-name="P86"/>
      <text:p text:style-name="P35"><text:span text:style-name="T14">VII. Rész: <text:s/>A szerencsepatkó szerencsét hozz</text:span></text:p>
      <text:p text:style-name="P87"/>
      <text:p text:style-name="P35"><text:span text:style-name="T14"><text:s text:c="3"/>Veres Anita most jött ki az iskolából. Kezével a zsebében szorítja a szerencsepatkót. Az elmúlt hónapban nyerte egy versenyen, amit az öreg Vega tervezett. </text:span></text:p>
      <text:p text:style-name="P13"><text:span text:style-name="T14"><text:s text:c="4"/>Már néhány hete tudja. Ha nem tudják kifizetni adósságaikat, akkor az utcára lesznek rakva. Az elmúlt 2 hónapban kölcsönökből élnek, mert apját elbocsájtották munkahelyéről, és az infláció idején tiszta lehetetlenség új állást találni. </text:span></text:p>
      <text:p text:style-name="P14"><text:span text:style-name="T12"><text:s text:c="4"/>Édesanyja sír, és édesapja átkozódik. A családi idillnek vége. ”A Veres családon már csak a csoda segíthet.” – hallatszott át a szomszéd lakásból. Ettől kezdve magánál hordja a szerencsepatkót. ”Ha nem használ, nem is árt.” – gondolta. </text:span></text:p>
      <text:p text:style-name="P88"><text:s text:c="4"/>Nem akart rögtön hazamenni. Mióta bekövetkezett családja bukása, azóta csak sötétedés után megy haza, mert néha-néha megtörtént, hogy édesanyja vagy édesapja leszidta olyan dolgokért, amit <text:span text:style-name="T42">el sem </text:span>követett. Az apja egyszer meg is verte. Nem haragudott szüleire. Tudta, hogy szülei szeretik, csak rosszkedvűek. </text:p>
      <text:p text:style-name="P88"><text:s text:c="3"/>Lassan-lassan besötétedett. Anita elindult hazafelé. Az egyik lámpaoszlopnál ki kellett fújnia az órát, és a zsebkendővel kihúzhatta a szerencsepatkót, mert mikor fázós kezét bedugta a zsebében már nem találta ott. <text:s/>Babonás rémület fogta el. </text:p>
      <text:p text:style-name="P15"><text:span text:style-name="T16"><text:s text:c="3"/>– Lehet, hogy a hülyeségem miatt, elvesztettem a családom szerencséjét. Ó én hülye. – kiáltotta. És elkezdett visszafele rohanni, közben a földet fürkészte. A nagy sötétben nem látott semmit.</text:span></text:p>
      <text:p text:style-name="P15"><text:span text:style-name="T16"><text:s text:c="11"/></text:span></text:p>
      <text:p text:style-name="P88"><text:s text:c="2"/>– Lehet, hogy nem fogom megtalálni, – sóhajtotta, de nem adta fel a keresést. – ha jól emlékszem, <text:soft-page-break/>akkor a zsebkendőmmel húztam ki, az egyik lámpaoszlopnál. – és tüzetesebben megvizsgálta a lámpaoszlopokat, de hiába, a szerencsepatkót nem találta sehol.</text:p>
      <text:p text:style-name="P88"><text:s text:c="2"/>– Ezt keresi a kisasszony ? – kérdezte valaki, akit eddig észre sem vett, a nagy <text:span text:style-name="T68">keresésgélesben.</text:span> A kezében ott volt a szerencsepatkó.</text:p>
      <text:p text:style-name="P12"><text:span text:style-name="T12"><text:s text:c="2"/>– Igen. – mondta. – Visszakaphatom?</text:span></text:p>
      <text:p text:style-name="P89"><text:s/>A szerencsepatkó megtalálója Anita kezében rakta a szerencsepatkót, <text:span text:style-name="T69">amit a lány óvatosan a zsebébe helyezett.</text:span></text:p>
      <text:p text:style-name="P89"><text:s text:c="2"/>– Sajnos nem adhattok semmit sem érte. – mondta sóhajtozva, és a lámpa fényénél jól megnézte ezt a kedves embert.</text:p>
      <text:p text:style-name="P89"><text:s text:c="3"/>Egy ezüst páncélt viselő, 172 cm magas, barna szemű és barna hajú fiú volt. Anita megbámulta a páncélt, és arra készült, hogy elinduljon hazafelé, de a fiú megállította.</text:p>
      <text:p text:style-name="P89"><text:s text:c="3"/>– <text:s/>Mennyiért volnál hajlandó eladni <text:span text:style-name="T43">nekem</text:span> a szerencsepatkó<text:span text:style-name="T43">dat</text:span> ? – kérdezte a fiú.</text:p>
      <text:p text:style-name="P16"><text:span text:style-name="T17"><text:s/>Anita nem hitt a füleinek. Hirtelenében két dolog ugrott be a gondolatába. Ez a srác vagy hülye vagy csak viccel. ”Egy rossz patkóért ki a fene fizetne akár egy lejt is? ”. <text:s/>Ránézett a srácra. Habár páncélt viselt, nem tűnt hülyének, mert szemeiből értelem sugárzott, de nem látszott viccelni sem. </text:span></text:p>
      <text:p text:style-name="P90"><text:s text:c="2"/>– 42 000 lej – mondta Anita. Ennyi adóssága volt a családjának. <text:s/>Megfordult, mert csak a mesében <text:span text:style-name="T43">hallott </text:span>olyan idióták<text:span text:style-name="T43">ról</text:span>, <text:span text:style-name="T43">akik</text:span> egy patkóért, még ha szerencsét is hoz, ennyit fizessen. <text:span text:style-name="T43">Már-már otthagyta volna a fiút, mikor az megszólalt</text:span>:</text:p>
      <text:p text:style-name="P90"><text:s/>– 50 000 alatt nem fogadhatom el. Most nincs nálam ennyi pénz, de gyere velem. Otthon kifizetem.</text:p>
      <text:p text:style-name="P90"><text:s text:c="2"/>A fiú elindult egy irányba. Anita követte. <text:span text:style-name="T43">Arra gondolt</text:span>, hogy újdonsült ismerőse csak a testét akarja, de ha 50 000-et fizet érte, akkor megéri, legalább visszatér a nyugalom a családban. <text:s text:c="3"/>Elérkeztek egy szürke házba. A fiú kulcsot vett elő, kinyitotta az ajtót, és bement. Anita követte.</text:p>
      <text:p text:style-name="P17"><text:span text:style-name="T18"><text:s text:c="3"/>A házban egy kedves arcú kötögető öregasszony ült. Hellyel kínálták Anitát az asztalnál, amit ő el is fogadott, majd körülnézet. Az egész ház csillogott. Minden szekrény teli volt ezüst és aranyneművel: serlegekkel, tányérokkal, metszetekkel. Az egész ház úszott a pompában.</text:span></text:p>
      <text:p text:style-name="P90"><text:s text:c="3"/>A fiú az egyik szekrényhez lépet, és kivett onnan egy bőröndöt, amit letett egy asztalra. </text:p>
      <text:p text:style-name="P90"><text:s text:c="4"/>– Tessék. Pontosan 50 000 lej van benne.</text:p>
      <text:p text:style-name="P90"><text:s text:c="3"/>Anita kíváncsian nézet bele a bőrödbe és ámulva nézte a mesés összeget.</text:p>
      <text:p text:style-name="P90"><text:s text:c="4"/>A fiú az egyik szekrényből elővett két papírlapot, leült egy székre és írni kezdett. </text:p>
      <text:p text:style-name="P90"><text:s text:c="2"/>– Mit ír? – kérdezte Anita, még mindig <text:span text:style-name="T43">elkábulva</text:span> a nagy ragyogástól, am<text:span text:style-name="T43">i ebben a házban fogadta</text:span>.</text:p>
      <text:p text:style-name="P90"><text:s text:c="2"/>– Az adásvételi szerződést. – mondta a fiú.</text:p>
      <text:p text:style-name="P90"><text:s text:c="3"/>Egy kis idő múlva a lovag megkérdezte:</text:p>
      <text:p text:style-name="P90"><text:s text:c="2"/>– Mi a neve a kisasszonynak?</text:p>
      <text:p text:style-name="P18"><text:span text:style-name="T18"><text:s text:c="2"/>– <text:s/>Veres Anita – mondta Anita, és csodálkozva nézet a fiúra.</text:span></text:p>
      <text:p text:style-name="P91"><text:s/>Egy kis idő múlva a fiú két teljesen hasonló lapot nyomot oda hozzá. Tényleg egy adásvételi szerződés volt, a következő furcsa tartalommal:</text:p>
      <text:p text:style-name="P41"/>
      <text:p text:style-name="P42">Adásvételi szerződés:</text:p>
      <text:p text:style-name="P41"/>
      <text:p text:style-name="P41">Vevő: <text:span text:style-name="T70">L</text:span>ovag</text:p>
      <text:p text:style-name="P41">Eladó neve: Veres Anita </text:p>
      <text:p text:style-name="P41">Tanú neve: <text:s/>Hervele Gizella</text:p>
      <text:p text:style-name="P41">Árucikk: <text:s text:c="4"/>Szerencsepatkó </text:p>
      <text:p text:style-name="P41">Ár: <text:s text:c="12"/>50 000 lej</text:p>
      <text:p text:style-name="P41">Helyszín: <text:s text:c="3"/>Itt</text:p>
      <text:p text:style-name="P44">Dátum: <text:s text:c="5"/>2020 január 3</text:p>
      <text:p text:style-name="P41">Az árút átvette <text:s/>: A lovag. <text:s text:c="22"/>Aláírás:</text:p>
      <text:p text:style-name="P41">A pénzt átvette : Veres Anita. <text:s text:c="16"/>Aláírás:</text:p>
      <text:p text:style-name="P41">A tanú látta: <text:s text:c="6"/>Hervele Gizella: <text:s text:c="8"/>Aláírás: </text:p>
      <text:p text:style-name="P41"/>
      <text:p text:style-name="P36"><text:span text:style-name="T19">A lovag kötelezve érzi magát, hogy a pénz átadása után, a fent jelenlévő Veres Gizellát egészen hazáig kíséri, és megvédi minden esetleges támadótól.</text:span></text:p>
      <text:p text:style-name="P45"><text:soft-page-break/><text:span text:style-name="T43">UI: </text:span>A lovag nem fogja az eladót okolni, ha a patkó nem hozz szerencsét.</text:p>
      <text:p text:style-name="P45"/>
      <text:p text:style-name="P45"/>
      <text:p text:style-name="P37"><text:span text:style-name="T25"><text:s/></text:span><text:span text:style-name="T26">Anita nem hitt a szemének. Megdörzsölte, de a szerződés ott volt. </text:span></text:p>
      <text:p text:style-name="P55"><text:s text:c="2"/>– Kedves … , hogy is szólíthatom önt ? A szerződésben nem szerepel a neve.</text:p>
      <text:p text:style-name="P55"><text:s text:c="2"/>– Nincs nevem. Szólítson lovagnak, és kérem tegezzen.</text:p>
      <text:p text:style-name="P55"><text:s text:c="2"/>– Nos kedves lovag, arról fel kell, hogy világosítsam, hogy ez a patkó egy lejt sem ér, mikor azt mondtam, hogy pénzt kérek hozzá, azt csak viccnek szántam.</text:p>
      <text:p text:style-name="P55"><text:s/>– Ha félreértettem az az én bajom. <text:s/>Kérem adja át a patkót, vegye át a pénzt, és írjuk alá a papírokat, itt a tollam.</text:p>
      <text:p text:style-name="P55"><text:s text:c="2"/>Anita átvette a tollat. Egy ideig még a lovagot <text:span text:style-name="T43">bámulta</text:span>, majd aláírta a papírokat. <text:span text:style-name="T43">A</text:span> lovag rögtön követte példáját. </text:p>
      <text:p text:style-name="P55"><text:s/>Mindketten felálltak. Anita elővette zsebéből a szerencsepatkót, és a lovag markába tette. A lovag, meg odacsúsztatta neki a bőröndöt. </text:p>
      <text:p text:style-name="P55"><text:s text:c="3"/>A lovag odalépet a kötögető nénike elé a szerződésekkel és egy írószerrel.</text:p>
      <text:p text:style-name="P55"><text:s text:c="2"/>– Felszólítom a tanút, hogy írja alá a szerződéseket.</text:p>
      <text:p text:style-name="P55"><text:s text:c="3"/>A néni mosolyg<text:span text:style-name="T43">ot</text:span>t. Ölébe rakta a kötését, átvette a tollat és a szerződéseket, és mindkettőt aláírta.</text:p>
      <text:p text:style-name="P56"><text:s/>A lovag mindkét szerződést visszavet<text:span text:style-name="T43">te</text:span>, az egyiket berakta az egyik szekrénybe, a másikat Anitánk <text:span text:style-name="T43">a kezébe tette</text:span>. </text:p>
      <text:p text:style-name="P37"><text:span text:style-name="T26"><text:s/>Anita elköszönt</text:span><text:span text:style-name="T27"> a nénitől,</text:span><text:span text:style-name="T26"> és a lovag kíséretében kilépett az utcára. <text:s/></text:span><text:span text:style-name="T27">Az út Anitának egy cseppet sem tartott hosszú ideig, pedig alig várta, hogy átadhassa a pénz a szüleinek. A lovag ott lépkedett mellette, és biztonságban érezte magát. Anita elmesélte a lovagnak, hogy miért van szüksége a pénzre. A lovag végighallgatta, de nem mondott rá semmit.</text:span></text:p>
      <text:p text:style-name="P38"><text:span text:style-name="T26"><text:s text:c="2"/></text:span><text:span text:style-name="T27">– Megérkeztünk. – mondta Anita, és egy tömbházra mutatott.</text:span></text:p>
      <text:p text:style-name="P38"><text:span text:style-name="T26"><text:s text:c="3"/></text:span><text:span text:style-name="T27">Elköszöntek egymástól, és a lovag elindult visszafelé, hamar beleveszett a sötétségbe. </text:span><text:span text:style-name="T30">Anita f</text:span><text:span text:style-name="T27">elment a 3.emeletre, benyitott. </text:span></text:p>
      <text:p text:style-name="P56"><text:s text:c="2"/>Bement a szobájában a bőrönddel. Majd beszólította szüleit. Édesanyja érkezett hamarabb. Szeme egészen vörös volt a sok sírástól. Apjára néhány percet <text:span text:style-name="T43">várni </text:span>kellet<text:span text:style-name="T43">t</text:span>. </text:p>
      <text:p text:style-name="P56"><text:s text:c="2"/>Anita elmesélte nekik érdekes kalandjait, amit a szülők egyre nagyobb izgalommal hallgattak. Mikor Anita odaért, hogy a testét is eladta volna annyi pénzért, akkor a szülei felmordultak, apja még a fogát is csikorgatta. Mindketten megnyugodtak, mikor Anita a szerződésről beszélt, és odanyújtotta édesapjának. </text:p>
      <text:p text:style-name="P56"><text:s text:c="2"/>Az apja átfutotta a szerződést. És meggyötört arcán egy mosoly suhant át. Anita letette a bőröndöt az asztalra, amit a család körül ült, majd kinyitott<text:span text:style-name="T43">a</text:span>. <text:span text:style-name="T43">Tele volt pénzzel, amit gyorsan megszámoltak.</text:span> Tényleg annyi volt. 50 000 lej, <text:span text:style-name="T43">se több, se kevesebb.</text:span></text:p>
      <text:p text:style-name="P56"><text:s text:c="4"/>Most már édesanyja is megnyugodott, és megölelte lányát, majd leszidta, amiért csak úgy bízott egy idegenben, és amiért a testét is eladta volna. </text:p>
      <text:p text:style-name="P39"><text:span text:style-name="T27"><text:s text:c="4"/></text:span><text:span text:style-name="T28">Másnap reggel kifizették az adósságaikat. A hitelezők, akik már arra gondoltak, hogy <text:s/>mocskos kezüket </text:span><text:span text:style-name="T34">rátehetik</text:span><text:span text:style-name="T28"> a Veres család házára alig tudtak </text:span><text:span text:style-name="T30">talpon maradni</text:span><text:span text:style-name="T28"> a csodálkozástól. <text:s/>”Vajon honnan szereztek ezek az ágrólszakadtak </text:span><text:span text:style-name="T30">ennyi pénz? </text:span><text:span text:style-name="T28"><text:s/>” <text:s/>Az egyik hitelező még a rendőrséget is kihívta, mert csak arra tudott gondolni, hogy </text:span><text:span text:style-name="T30">a pénz hamisítvány, vagy lopott</text:span><text:span text:style-name="T28">. </text:span></text:p>
      <text:p text:style-name="P57"><text:s text:c="3"/>A rendőrség hamar kiérkezett. A hitelező kárörömmel várta, hogy kiderüljön, <text:s/>hogy <text:span text:style-name="T43">a pénzt bűnözéssel szerezték.</text:span></text:p>
      <text:p text:style-name="P57"><text:s text:c="3"/>Anita apukája remegő kézzel adta oda a szerződést a rendőrnek, amit a rendőr gyorsan átolvasott.</text:p>
      <text:p text:style-name="P57"><text:s text:c="2"/>– A pénz jogos úton került a Veres családhoz.</text:p>
      <text:p text:style-name="P57"><text:s text:c="3"/>A hitelező kikapta a kezéből az íratott, és ő is elolvasta.</text:p>
      <text:p text:style-name="P40"><text:span text:style-name="T28"><text:s/>– Még, hogy jogos. <text:s/>A vevő és a hely nincs megnevezve. </text:span><text:span text:style-name="T29">Ravaszak ezek a Veresek, lopnak egy rakás pénzt, hamisítanak egy ilyen iratot, mert tudják, hogy a hülye rendőrséget nyugodtan az </text:span><text:span text:style-name="T30">or</text:span><text:span text:style-name="T29">ránál fogva vezethetik.</text:span></text:p>
      <text:p text:style-name="P40"><text:span text:style-name="T28"><text:s/></text:span><text:span text:style-name="T29">A rendőr mérgesen </text:span><text:span text:style-name="T30">nézett rá</text:span><text:span text:style-name="T29">. Nem szerette, ha hiába hívják ki, és lehülyézik. </text:span></text:p>
      <text:p text:style-name="P40"><text:span text:style-name="T29">– Most kérem figyeljen rám egy kicsit az úr! A lovag egy létező személy.</text:span><text:span text:style-name="T28"> </text:span><text:span text:style-name="T29">Ha van egy kis idejük elmesélem a találkozásomat ezzel a </text:span><text:span text:style-name="T30">kivételes emberrel</text:span><text:span text:style-name="T29">.</text:span></text:p>
      <text:p text:style-name="P59"><text:soft-page-break/>Az ott lévők körülülték a rendőrt, aki belefogott a meséjében.</text:p>
      <text:p text:style-name="P41"/>
      <text:p text:style-name="P52"/>
      <text:p text:style-name="P19"><text:span text:style-name="T35"><text:s/>VIII. Rész: <text:s/>A rendőr története</text:span></text:p>
      <text:p text:style-name="P92"/>
      <text:p text:style-name="P92"><text:s text:c="3"/>Ezelőtt 10 évvel kerültem be a rendőrség kötelékébe. Nagyon büszke voltam magamra, mert beteljesült gyerekkori álmom, és rendőr lettem. </text:p>
      <text:p text:style-name="P92"><text:s text:c="2"/>Egy napon a parancsnok kiküldött minket, hogy elkapjunk egy bandát, aki abban az időben a környéken <text:span text:style-name="T44">garázdálkodott</text:span>. Ez a banda volt a Kolozsvár környéki falvak réme. Egy rablógyilkos banda volt. Felkoncolt gyerekeket, leéget házakat hagytak maguk mögött. </text:p>
      <text:p text:style-name="P20"><text:span text:style-name="T35"><text:s text:c="3"/>A rendőrség minden faluban titkos őrséget helyezett el. Senkinek sem tűnhetett volna fel jelenlétünk. Nekem és két társamnak Magyarlóna nevű falú jutott. Ide nem helyeztek több rendőrt, mert ebben a falúban két napja garázdálkodtak, és a parancsnok nem gondolta, hogy ismét megtámadják.</text:span></text:p>
      <text:p text:style-name="P94"><text:s text:c="2"/>Sajnos, a parancsnok számításai nem jöttek be. Az éj sötétjében fegyveres alakokat vettünk észre. Voltak vagy ötvenen. Rögtön tudtuk, hogy kik ezek. Egyik társam rádión segítséget kért. Megkaptuk a parancsot, hogy 10 percig tartsuk a helyet, míg megérkezik a segítség. <text:span text:style-name="T44">E</text:span>llenállás esetén <text:span text:style-name="T44">e</text:span>ngedélyt <text:span text:style-name="T44">kaptunk</text:span>, <text:s/>a likvidálásra is. </text:p>
      <text:p text:style-name="P93"><text:s text:c="2"/>Mikor a gazfickók az egyik ház ajtaját próbálták feltörni, egyik társam előlépet, és a rendőrség nevében felszólította őket, hogy adják meg magukat. A gazfickók röhögtek, és sortüzet eresztettek társamba.</text:p>
      <text:p text:style-name="P21"><text:span text:style-name="T36"><text:s text:c="3"/>Erre én és megmaradt társam is belekezdtünk tüzelésben. Nyolc perc telt el aktív tüzeléssel. Azt hiszem, hogy 10 gazfickót átküldtünk a másvilágra, másik 30-at harcképtelenné tettünk. Társam a sikert látva, egyre nagyobb vakmerőséggel hagyta ott búvóhelyünket. Vakmerőségét siker koronázta. Talán két gazfickót is kinyírt, és 3-at tett harcképtelenné. Már csak öt ellenségünk volt. Már-már én is előbújtam rejtekhelyemről, mikor látom, hogy társam szívéhez kap, elereszti a fegyverét, és a földre zuhan. Meghalt ő is, mint a másik társunk. </text:span></text:p>
      <text:p text:style-name="P95"><text:s text:c="2"/>A rendőrség késve érkezett. Mire kiérkeztek már csak egy harcképes ember maradt, és ő is nagyon fáradt lehetett. A túlerőt látva megadta magát, és mikor előjöttem rejtekemből megfenyegetett.</text:p>
      <text:p text:style-name="P95"><text:s text:c="2"/>Fenyegetését nem vettem komolyan. Akkor még nem volt senkim. A saját életem semmit sem ért. <text:span text:style-name="T44">Akkoriban, még nem hittem a családban vagy szerelemmel.</text:span></text:p>
      <text:p text:style-name="P95"><text:s text:c="2"/>A sérülteket kórházba <text:span text:style-name="T44">szállíttattuk</text:span>, de csak hárman épültek fel, a többit elvitte a halál. <text:span text:style-name="T44">Az életben maradt </text:span>négy gazfickó <text:span text:style-name="T71">életfogytigot</text:span> kap<text:span text:style-name="T44">ott</text:span>. </text:p>
      <text:p text:style-name="P95"><text:s text:c="2"/>Néhány év múlva beleszerettem egy csodálatos lányba, feleségül vettem, és született egy csodás kislányunk. </text:p>
      <text:p text:style-name="P95"><text:s text:c="3"/><text:span text:style-name="T71">N</text:span>yolc héttel <text:span text:style-name="T44">ezelőtt, </text:span>mikor beérkeztem a rendőrségre, megtudtam, hogy az a fickó, aki megfenyegetett megszökött. </text:p>
      <text:p text:style-name="P21"><text:span text:style-name="T37"><text:s text:c="2"/>Rendőri segítséggel gyorsan hazarohantam. A házam feldúlva. Párnák, dunyhák felszakítva, asztalok, tányérok széttörve, ablakok, ajtók széttörve minden romokban. Családomat nem találtam sehol.</text:span></text:p>
      <text:p text:style-name="P95"><text:s text:c="2"/>A földön találtam egy levelet, amiben a gazfickó megírta, hogy <text:span text:style-name="T44">elrabolta </text:span>feleségemet és <text:span text:style-name="T44">gyermekemet</text:span>. Megírta nekem, hogy nem fogja őket megölni, mert tudja, hogy nagyobb fájdalmat okoz azzal nekem, ha rabszolgának használja szeretteimet. </text:p>
      <text:p text:style-name="P95"><text:s text:c="2"/>Kétségbeesetten kutattuk át mindenhol, ahol rejtekhelyét sejtettük, de sehol sem találtuk.</text:p>
      <text:p text:style-name="P95"><text:s text:c="2"/>Egy óra hosszú keresgélés után megszólalt a telefonom. Semmi jót nem vártam ettől a telefontól, azt hittem, hogy a rabló hív, hogy <text:span text:style-name="T44">megkínozzon szeretteim fájdalmával.</text:span> </text:p>
      <text:p text:style-name="P95"><text:s text:c="2"/>A telefonban nem a rabló hangját hallottam, hanem egy számomra ismeretlen hang. Elmondta, hogy szeretteim nála vannak. Kértem, hogy legalább apró bűntelen lányomnak kegyelmezzen. A hang megnyugtatott, hogy szeretteim jól vannak, és nem fog bántódásuk esni. </text:p>
      <text:p text:style-name="P21"><text:span text:style-name="T37"><text:s text:c="2"/>Majd megkérdezte, hogy látok e a közelben egy öreg anyókát, hatalmas kék szatyorral. Körül néztem, és megláttam egy kék szatyros anyót. A hang a telefonból utasított, hogy kövessem az anyót, majd letette a telefont. </text:span></text:p>
      <text:p text:style-name="P95"><text:soft-page-break/><text:s text:c="2"/>Néhány rendőrrel a<text:span text:style-name="T44">z anyó</text:span> nyomába eredtünk. Ez az út nekem órákig tartott. Társaim később elmondták, hogy az egész út csak 15 percig tartott. Az anyó egy szürke ház előtt megállt, kulcsot vett elő. <text:s text:c="2"/>Kinyitotta az ajtót, majd bement. A ház ajtaját nyitva hagyta. Úgy látszik tudta, hogy követjük. Az utolsó rendőr bezárta az ajtót. </text:p>
      <text:p text:style-name="P95"><text:s text:c="2"/>Egy arany és ezüstneművel díszített házban találtuk magunkat. Az egyik kanapén kedves feleségem <text:span text:style-name="T44">pihent</text:span>, a földön <text:span text:style-name="T44">a kislányom</text:span>, egy kis aranyozott macival játszott. Az öregasszony meg sem fordult. Felemelte a kezét, és a szoba egyik sarkába mutatott.</text:p>
      <text:p text:style-name="P21"><text:span text:style-name="T37"><text:s text:c="2"/>Odanéztünk. Jól megkötözve ott volt az az ember, aki elrabolta szeretteimet. A nagyanyó leült egy székre és egy szekrényből elővette a kötését, és kötögetni kezdett.</text:span></text:p>
      <text:p text:style-name="P96"><text:s text:c="2"/>Mi odaléptünk a rablóhoz, ruhájához tűzve a következő levelet találtuk:</text:p>
      <text:p text:style-name="P96"><text:s text:c="2"/></text:p>
      <text:p text:style-name="P21"><text:span text:style-name="T38"><text:s/></text:span><text:span text:style-name="T20"><text:s/></text:span><text:span text:style-name="T24">Tisztelt Rendőrség!</text:span></text:p>
      <text:p text:style-name="P43"/>
      <text:p text:style-name="P43"><text:s text:c="4"/>A szeretteit biztonságba helyeztem. Egy mocskot lekapcsoltam. <text:span text:style-name="T44">Kislányának, megnyugtatásul egy macit ajándékoztam.</text:span></text:p>
      <text:p text:style-name="P42"><text:s text:c="2"/>Nem hagytam időt a mocsadéknak, hogy beteljesítse bosszúját. Megakarta verni feleségét, és lányát, de szerencsére időben érkeztem. </text:p>
      <text:p text:style-name="P42"><text:s text:c="2"/>Kérem a rendőrség bocsássa meg nekem, hogy nem egyenesen az ön házába vittem szeretteit, és hogy önöket ide rángattam, de ezt még nem kívánom megindokolni. </text:p>
      <text:p text:style-name="P42"><text:s/>Kérem önöket legyenek boldogok a továbbiakban. </text:p>
      <text:p text:style-name="P42"><text:s text:c="6"/>Lovag</text:p>
      <text:p text:style-name="P42"/>
      <text:p text:style-name="P58"/>
      <text:p text:style-name="P53"><text:span text:style-name="T38"><text:s text:c="2"/>A nénitől kérdezgettük, hogy mi a neve a jótevőnknek, de nem világosított fel minket. Kislányom csak valami ezüstpáncélos hercegről mesélt, de nem vettem komolyan. Az ilyen kislányok bármilyen megmentőben ezüstpáncélos herceget látnak. Feleségem arra emlékezet, hogy egy ragyogó ezüstpáncélos angyal felkapta őket karjaiba, és <text:s/>repültek. Lehet, hogy ő is csak képzelte.</text:span></text:p>
      <text:p text:style-name="P53"><text:span text:style-name="T38"><text:s text:c="2"/>A macit visszaakartuk adni, de a néni közölte velünk, hogy a maci a kislány tulajdona. Megköszöntük jóindulatát, elköszöntünk, majd elindultunk hazafelé. A rendőrök megbilincselve szállították a gazfickót egy Bukarest legjobban őrzött börtönébe. </text:span></text:p>
      <text:p text:style-name="P58"><text:s text:c="2"/>Szomorúan ballagtunk. Tudtuk, hogy mi vár otthon minket : <text:span text:style-name="T45">f</text:span>eldúlt, tönkretett ház. Már a ház előtt feltűnt nekem, hogy az ablakok épek. Azt hittem, hogy néhány jó barátom könnyítette meg legalább ennyivel helyzetemet. Legalább nem kell hidegben aludnunk. </text:p>
      <text:p text:style-name="P58"><text:s text:c="3"/>Elértük az ajtót. Vadonatúj faajtó. Vadonatúj zár, a zárban egy karikán két kulcs, még mindig a barátokra gondoltam.</text:p>
      <text:p text:style-name="P58"><text:s text:c="2"/>Beléptünk a házban. A házban hatalmas rend, új asztalok, új székek, új párnák. <text:s/>Ha egy járókelőnek megmutattam volna a házam, és elmondtam volna neki, hogy a ház egy háromnegyed órája még romhalmaz volt, kikacagott volna. </text:p>
      <text:p text:style-name="P58"><text:s text:c="2"/>Az egyik széken egy levelet találtunk. </text:p>
      <text:p text:style-name="P58"/>
      <text:p text:style-name="P137">Kedves Barátom!</text:p>
      <text:p text:style-name="P42"/>
      <text:p text:style-name="P46"><text:s text:c="2"/>Most megindokolom, hogy miért szállítottam szeretteit az én házamba. Gondoltam, hogy a sok szenvedés <text:span text:style-name="T45">után, ami családját érte megérdemelnek egy jó kis pihenést, és egy romlakásban azt nem lehet megtenni.</text:span> </text:p>
      <text:p text:style-name="P12"><text:span text:style-name="T12"><text:s text:c="2"/></text:span><text:span text:style-name="T21">Nem tartoznak senkinek semmivel. </text:span><text:span text:style-name="T22">Legyenek boldogok!</text:span></text:p>
      <text:p text:style-name="P47"><text:s text:c="3"/>Lovag </text:p>
      <text:p text:style-name="P68"/>
      <text:p text:style-name="P68"/>
      <text:p text:style-name="P97"><text:s text:c="2"/>Megbámultuk az új berendezést, mely sokkal szebb és jobb volt mint a régi. Elhatároztam, hogy mindent <text:span text:style-name="T45">megköszönöm neki</text:span>, <text:span text:style-name="T45">a</text:span>mit családomért tett. <text:span text:style-name="T45">Mindent m</text:span>egköszönö<text:span text:style-name="T45">k</text:span> ennek a nagyszerű embernek. </text:p>
      <text:p text:style-name="P97"><text:soft-page-break/><text:s text:c="2"/>Feleségemet és kislányomat kézen fogva próbáltam megtalálni azt a szürke házat, de bárhogy kerestem, <text:span text:style-name="T45">bármennyit</text:span> nem találtam <text:span text:style-name="T45">sehol</text:span>. A ház, a lovaggal a vénasszonnyal eltűnt.</text:p>
      <text:p text:style-name="P97"><text:s text:c="2"/>Feleségem szerint a Lovag egy angyal, aki csak azért jött <text:span text:style-name="T45">Kolozsvárra</text:span>, hogy megmentse családunkat.</text:p>
      <text:p text:style-name="P22"><text:span text:style-name="T39"><text:s text:c="2"/>Igazat kell adnom neki, csak angyal lehetett, akit a Jó Isten küldött hozzánk.</text:span></text:p>
      <text:p text:style-name="P69"><text:s text:c="2"/></text:p>
      <text:p text:style-name="P60"/>
      <text:p text:style-name="P60"/>
      <text:p text:style-name="P54"><text:span text:style-name="T40">IX. Rész: <text:s/>A Veres családot nem hagyja el a szerencse </text:span></text:p>
      <text:p text:style-name="P48"/>
      <text:p text:style-name="P69"/>
      <text:p text:style-name="P23"><text:span text:style-name="T12"><text:s text:c="3"/>A rendőr elővett két írást a zsebéből. A történetében említett két levél volt. A kézírás, az aláírás mind-mind megegyezett az Veresék papírján lévő kézírással és aláírással.</text:span></text:p>
      <text:p text:style-name="P23"><text:span text:style-name="T12"><text:s/>A hitelező nagy ímmel-ámmal átvette a pénzt, átadott Veres apukának egy igazolást, amiben elismeri, hogy a hitel törlesztve. </text:span></text:p>
      <text:p text:style-name="P12"><text:span text:style-name="T12"><text:s text:c="2"/>A rendőr az egyik ismerősénél munkát ajánlott Anita apjának, amit az el is fogadott. Soha többé nem kerültek hasonló nehéz helyzetbe. A szerencsepatkó nekik tényleg szerencsét hozott.</text:span></text:p>
      <text:p text:style-name="P68"><text:s text:c="2"/><text:span text:style-name="T45">Anita és szülei többször is megpróbálták megtalálni a szürke házat, hogy megköszönjék a lovag kedvességét, de soha nem találták meg.</text:span></text:p>
      <text:p text:style-name="P68"/>
      <text:p text:style-name="P68"/>
      <text:p text:style-name="P68"/>
      <text:p text:style-name="P98">X. Rész: Egy furcsa tornaóra</text:p>
      <text:p text:style-name="P98"/>
      <text:p text:style-name="P98"/>
      <text:p text:style-name="P98"><text:s text:c="3"/>A XI.B osztálynak testnevelés órája van, amit a diákok maguk közt csak tornaórának neveznek. <text:s/>A mai órának a célja az, hogy a gyerekek megtanulj<text:span text:style-name="T48">ák a kötélmászást.</text:span></text:p>
      <text:p text:style-name="P98"><text:s text:c="2"/>– Mikor másztok felfele a kötélen, használjátok <text:span text:style-name="T48">kezeteket, lábatokat!</text:span> – adta ki az utasítást Kun Levente <text:s/>– <text:s/>a tornatanár.</text:p>
      <text:p text:style-name="P98"><text:s text:c="2"/>A diákok tornasorban várták, hogy sorra kerüljenek, mindenki izg<text:span text:style-name="T48">atott</text:span>, mert még soha nem másztak kötélen. Néhányan még féltek is, de a tanár jelenléte enyhítette félelmüket.</text:p>
      <text:p text:style-name="P98"><text:s text:c="2"/>Majdnem minden fiúnak sikerült, legalább a kötél feléig felmászni. Az igaz, hogy sok volt olyan, aki a mászáshoz csak a kezét használta. Az egyiknek, még <text:s/>a kezét is felhorzsolta a kötél, mikor le kellett csúsznia. </text:p>
      <text:p text:style-name="P98"><text:s text:c="3"/>Sorra kerültek a lányok. Erika könnyen teljesítette a feladatot. Kézzel-lábban feltornászta magát a kötél végéig, majd ügyesen lecsúszott róla.</text:p>
      <text:p text:style-name="P98"><text:s text:c="3"/>Veres Anitánál volt egy kis nehézség, de harmadik próbálkozásra neki is sikerült. Rék<text:span text:style-name="T48">ának</text:span> – a múlt félév legjobb tanulójának egyáltalán nem ment a kötélmászás. Ő csak tanulásbó<text:span text:style-name="T48">l</text:span> volt jó, a testnevelésből mindig csak 8-ast kapott.</text:p>
      <text:p text:style-name="P98"><text:s text:c="3"/>Utoljára került sorra az aprócska Bothanika. Ő szinte repült fel a kötélen. Az egyik pillanatban még lent, a másikban már fent, a harmadikban már ismét a földön volt. Az ügyessége nem csak a <text:span text:style-name="T48">diákokat</text:span>, hanem a <text:span text:style-name="T48">tanárt</text:span> is meglepte. </text:p>
      <text:p text:style-name="P70"><text:span text:style-name="T46"><text:s text:c="2"/>A kötélmászás után szabad foglalkozás volt. Bothanika legjobb barátnőjével Erikával a kosarazok közé állt.</text:span></text:p>
      <text:p text:style-name="P99"><text:s text:c="3"/>A Bothanika csapata <text:span text:style-name="T48">erős győzelmet aratott. A végeredmény 20 – 0 volt</text:span>. Az összes kosarat Bothanika dobta. Ő volt az egyetlen az osztályból, akinek sikerült a labdát a pálya egyik végéből a másik végében lévő kosárban dobnia úgy, hogy háttal állt a palánknak. </text:p>
      <text:p text:style-name="P99"><text:s text:c="2"/>Az ellenfelet bosszantotta, hogy mihelyt megszerzik a labdát, egy forgószél söpör végig a termen, és a következő másodpercben már már repül a labda a kosarukba, <text:span text:style-name="T48">és ez a forgószél az aprócska Bothanika volt.</text:span> </text:p>
      <text:p text:style-name="P99"><text:s text:c="2"/>A tanár érdeklődéssel szemlélte a játékot. Még soha nem látott ilyen pontosságot és gyorsaságot, <text:span text:style-name="T48">ezért</text:span> <text:s/>magához hívta Bothanikát. A diákok körülvették őket.</text:p>
      <text:p text:style-name="P99"><text:soft-page-break/><text:s text:c="2"/>Itt Bothanika elmesélte nekik, hogy Japánban volt egy edzőtermük, ahol szinte az összes harcművészetet megtanult.</text:p>
      <text:p text:style-name="P99">– <text:s/>Kolozsváron, hogy gyakorolsz ? – kérdezte meg a fekete hajú Péter.</text:p>
      <text:p text:style-name="P99">– <text:s/>A szüleim berendeztettek nekem egy házat, edzőteremmel, harcművészeti felszerelésekkel.</text:p>
      <text:p text:style-name="P99">– <text:s/>Mennyit szoktál edzeni ? – kérdezte a tanár.</text:p>
      <text:p text:style-name="P99">– <text:s/>3-4 órát naponta.</text:p>
      <text:p text:style-name="P101">– Nem gondoltál arra, hogy indulj az olimpiára?– kérdezte a tanár.</text:p>
      <text:p text:style-name="P101">– Nem. Nincs időm versenyezni. Nem akarom <text:span text:style-name="T72">el</text:span>hanyagolni a tanulást. – válaszolta Bothanika lesütött szem<text:span text:style-name="T48">mel.</text:span></text:p>
      <text:p text:style-name="P100"><text:s text:c="2"/></text:p>
      <text:p text:style-name="P68"/>
      <text:p text:style-name="P68"/>
      <text:p text:style-name="P102"><text:s/></text:p>
      <text:p text:style-name="P71"><text:span text:style-name="T49"><text:s text:c="5"/>XI. Rész: Erika életét most is megmenti valaki</text:span></text:p>
      <text:p text:style-name="P68"/>
      <text:p text:style-name="P68"/>
      <text:p text:style-name="P74"><text:span text:style-name="T49"><text:s text:c="2"/>A XI.B A Tordai-hasadéknál kirándul. Az gyerekek remegve, de mégis kíváncsian haladtak felfele. <text:s text:c="2"/>Mindenki kíváncsi volt, hogy milyen lehet a lelátás abból a magasságból. </text:span></text:p>
      <text:p text:style-name="P103"><text:s text:c="2"/>Nemsokára felértek, és letáboroztak:</text:p>
      <text:p text:style-name="P72"><text:span text:style-name="T49"><text:s text:c="2"/>– Mielőtt kielégítenétek kíváncsiságotokat, előbb egyetek és igyatok, hogy nehogy az éhségtől és a szomjuságtól le ne szédüljetek a mélységben. – mondta az öreg Vega.</text:span></text:p>
      <text:p text:style-name="P105"><text:s text:c="2"/>A táskákból előkerültek a tízóraik, a <text:span text:style-name="T73">frissítők</text:span>, csokoládék, cukorkák és más <text:span text:style-name="T73">frissességek.</text:span> Az étkezés nem tartott túl hosszú ideig. </text:p>
      <text:p text:style-name="P105">– <text:s/>Ne menjetek túl közel a szakadékhoz, mert beleeshettek. Arra kérlek titeket, hogy négy lépéssel a szakadéktól álljatok. – mondta az öreg.</text:p>
      <text:p text:style-name="P105"><text:s text:c="2"/>A diákok az utasítás szerint jártak el, majd lebámultak a mélységbe. Néhányan felkiáltottak – egyszerűen gyönyörű volt.</text:p>
      <text:p text:style-name="P73"><text:span text:style-name="T50"><text:s text:c="2"/>Erika csak egy pillantást tudott venni a mélységben, mert erős szédülés fogta el. Néhány lépést hátrált, de megcsúszott, és lezuhant a mélységben.</text:span></text:p>
      <text:p text:style-name="P73"><text:span text:style-name="T51"><text:s text:c="2"/>Az osztály és a tanár egy emberként <text:s/>kiáltottak fel az iszonyattól. Mindenki eltakarta a szemét, hogy <text:s/>ne láthassák a tragédiát.</text:span></text:p>
      <text:p text:style-name="P106"><text:span text:style-name="T73">A lányon már senki se segíthet. </text:span>Így kell elveszítse az életét, és akkor mikor nem is akarja? </text:p>
      <text:p text:style-name="P106"><text:s text:c="2"/>Nem. Egy pillanat múlva egy forgószélként száguldó alak veti magát a mélységben Erika után. Mindenkit meglepett ez a vakmerőség. ”Vajon kicsoda ez a bátor, ez a hős? ” <text:s/>– teszik fel maguknak a kérdést a szemtanúk. </text:p>
      <text:p text:style-name="P106"><text:s text:c="2"/>A megmentő ügyes mozgással mozog. Már csak 10, 9, 6, 3, 2 méter választja el Eri<text:span text:style-name="T74">ka zuhanó testétől</text:span>. Most eléri, és megfogja a Erika vál<text:span text:style-name="T75">lát maga fölé dobta kb. 2-3 métert.</text:span></text:p>
      <text:p text:style-name="P106"><text:s text:c="2"/>A megmentő ér <text:span text:style-name="T76">földet az egyik kiszögelésnél</text:span>, de csodával határos módon talpon marad. Erika eszméletét vesztve landol megmentője karjaiban.</text:p>
      <text:p text:style-name="P106"><text:s text:c="3"/>A szemtanúk már-már teljesen megnyugodva lélegeztek fel, mikor látják, hogy a megmentő egyik karjával magához öleli Erikát, odamegy a szakadék falához, és mászni kezd felfele.</text:p>
      <text:p text:style-name="P106"><text:s text:c="2"/>A nézőkben meghűl a vér. ” Hát ez egyáltalán nem félti az életét? ” <text:s/>– kérdezik, ” A csoda sem történhet meg kétszer. ” – mondják, de <text:span text:style-name="T77">nem volt mitől félni.</text:span></text:p>
      <text:p text:style-name="P106"><text:s text:c="2"/>A hős megmentő ismét csodát tesz. Szinte szélsebességgel rohan fel a meredek falon, karján a még mindig alélt Erikával.</text:p>
      <text:p text:style-name="P106"><text:s text:c="2"/>Felértek. Mindenki köréjük sereglik, hogy megszemléljék a megmentőt. Egy 120 cm-s lányka volt, barna hajjal és csodálatos barna szemekkel. A diákok döbbenten ismernek rá osztálytársukra, az apró Bothanikára. </text:p>
      <text:p text:style-name="P106"><text:s text:c="2"/>Erika ébredezni kezdett. Érezte, hogy biztonságban van a földön. ” Talán a lovag megint megmentett ” – gondolta, de a hangokból rájött, hogy most nem a lovag mentette meg, hanem legkedvesebb barátnője. </text:p>
      <text:p text:style-name="P106"><text:s text:c="2"/>Az öreg oszibácsi megfedte Erikát a hanyagságáért, Bothanikát a vakmerőségéért, nem nagyon <text:soft-page-break/>csak egy kicsit, mert ő is csodálta az apróság ügyességét és bátorságát.</text:p>
      <text:p text:style-name="P106"><text:s text:c="2"/>Néhányan riportot akartak csinálni a gyerekekkel, föleg Erikával és Bothanikával, de mára már mindenkinek elege lett a kalandokból. </text:p>
      <text:p text:style-name="P75"><text:span text:style-name="T51"><text:s text:c="2"/>Felszedelődzködtek, és elindultak hazafele. Erika a kislány vállára támaszkodott. Eddig csak szerette, de mostantól tisztelte is az apró lánykát. ”Rajta kívül talán, csak egy ember lett volna képes erre a cselekedetre ” – természetesen a lovagra gondolt. ”Vajon most miért nem sietett a segítségemre” – kérdezte magától, de gondolataiban már rögtön tisztázta a lovagot : ”lehet, hogy dolga volt Kolozsváron” . </text:span></text:p>
      <text:p text:style-name="P107"><text:s text:c="2"/></text:p>
      <text:p text:style-name="P107"/>
      <text:p text:style-name="P107">XII. Rész : A döntés</text:p>
      <text:p text:style-name="P107"/>
      <text:p text:style-name="P107"><text:s text:c="2"/>Erika döntésre j<text:span text:style-name="T78">u</text:span>tott. Eladja a családi házat, és máshová költözik. Érezte, hogy ha új életet akar kezdeni, akkor nem maradhat egy olyan házban, ahol minden sarok és minden szeglet, a családjára emlékezteti.</text:p>
      <text:p text:style-name="P107"><text:s text:c="2"/>A döntés jó volt, de a kivételezéssel gondok voltak. Azért az árért, amit megkapott volna a házáért, nem tudott volna vásárolni egy másik lakást, és <text:s/>annyit mennyit kértek egy új lakásért, nem adták volna meg az ő lakásáért.</text:p>
      <text:p text:style-name="P107"><text:s/>Már-már arra gondolt, hogy eladja a házát, és albérletbe költözik, amikor beállított hozzá az öreg Vega bácsi.</text:p>
      <text:p text:style-name="P107"><text:s text:c="2"/>Mióta Erikának az utolsó rokona is távozott, azóta gyakoriak voltak ezek a látogatások. Ez a kedves ember, úgy érezte, hogy ennek a lánynak szüksége van egy tapasztalt emberre, aki <text:span text:style-name="T79">tanácsokkal</text:span> láthatja el.</text:p>
      <text:p text:style-name="P107"><text:s text:c="2"/>Most is így volt. Erika mesélt a döntéséről, és arról, hogy akadályokban ütközött. Vega bácsi elgondolkozva üldögélt a foteljén. ”Vajon mit tanácsoljon ennek a szegény lánynak ? ”</text:p>
      <text:p text:style-name="P75"><text:span text:style-name="T52">– Utána nézek én is a dolgoknak. – ígérte, majd fogta a kalapját és elment. Aznap sok ismerősét meglátogatta, remélve, hogy lesz valaki aki eladná házát, de senkit sem talált. ”Elkél egy kis segítség. ” – gondolta, majd felhívta Erikát, akivel összehívatta a XI.B -t.</text:span></text:p>
      <text:p text:style-name="P108">– Kedves gyerekek. Erikának most szüksége van a segítségünkre. Úgy döntött, hogy más házba költözik, de sajnos nem <text:span text:style-name="T80">valósíthatja</text:span> meg tervét, <text:span text:style-name="T80">mert házát nem tudja elcserélni</text:span>. Kérlek érdeklődjetek ismerőseiteknél, hátha van olyan aki eladná a házát, és mondjátok el nekem.</text:p>
      <text:p text:style-name="P109">– Hozzám is költözhetne . – mondta elgondolkodva Bothanika. <text:s/>– Az én házam akkora, hogy a felét én sem tudom, hogy mire használhatnám, és talán a szüleim is megengednék, hogy Erikának felajánljam a fél házat.</text:p>
      <text:p text:style-name="P109"><text:s text:c="2"/>Az oszi felírta az <text:span text:style-name="T57">ajánlatot</text:span> a noteszben, és még másnap vasárnap meglátogatta Erikát. Elmondta neki, amit Erikától hallott. </text:p>
      <text:p text:style-name="P109"><text:s text:c="2"/>Erika elgondolkozott. Nem akarta kihasználni az apró lányka <text:span text:style-name="T81">jólelkűségét</text:span>, de vonzotta is az ajánlatát, de nem volt sok <text:span text:style-name="T57">ideje</text:span> gondolkozni, mert csengetést hallott az ajtónál. Odament és <text:span text:style-name="T57">kinyitotta.</text:span> Bothanika jött be.</text:p>
      <text:p text:style-name="P109"><text:s/>– Szia. – mondta izgatottan. – Írtam a szüleimnek, és elfogadták, azt mondták, hogy ha nekem jó, akkor ők sem bánják. Akár még ma is hozzám költözhetsz. – mondta olyan hangsúllyal, amiből megértette, hogy ez a csöpp kislány mennyire tele van szeretettel, és <text:span text:style-name="T81">segíteni vágyással, amit nem utasíthatott el.</text:span></text:p>
      <text:p text:style-name="P109"><text:s text:c="4"/>A költözés hamar ment. <text:s/>Vega bácsi albérlőket házába, Erika még a b<text:span text:style-name="T82">útrokat</text:span> is nekik hagyta. ”hiszen sok <text:span text:style-name="T57">bútor</text:span> van a Tünde rezidencián”. </text:p>
      <text:p text:style-name="P76"><text:span text:style-name="T53"><text:s text:c="4"/>Bothanika nem bánta volna, ha Erika egy lejt sem fizet az ott lakásáért, de itt már Erika is a sarkára állt, és kimondta, hogy ő csak úgy hajlandó ott lakni, ha a Kicsi elfogadja azt, hogy ő is részt vállal a költségekben. Kis huzavona után megegyeztek, hogy az élelmiszerek árát igazságosan elosztják.</text:span></text:p>
      <text:p text:style-name="P110"><text:s text:c="2"/></text:p>
      <text:p text:style-name="P110"/>
      <text:p text:style-name="P76"><text:span text:style-name="T54"><text:s text:c="3"/>XIII. Rész: <text:s/>Erika első napja az új házban</text:span></text:p>
      <text:p text:style-name="P110"><text:soft-page-break/></text:p>
      <text:p text:style-name="P110"/>
      <text:p text:style-name="P111"><text:s text:c="2"/>Csodás háromemeletes villa volt, <text:s/><text:span text:style-name="T57">tizenkét</text:span> szobával egy konyhával, két fürdőszobával, padlással és pincével. A pince sem egy <text:span text:style-name="T57">egér-lakta</text:span> hely volt, ott egy csodálatos edzőterem volt. <text:s/></text:p>
      <text:p text:style-name="P73"><text:span text:style-name="T51"><text:s text:c="2"/>A földszinten a hal, a konyha. Az első emeleten a hálószobák és fürdőszobák, <text:s/>másodikon tanulószobák, míg a harmadik emeleten egy hatalmas zeneterem volt, sok-sok hangszerrel. Igen, a mi kis Bothanikánk a tanulás és az edzés mellett, még zenével is foglalkozott.</text:span></text:p>
      <text:p text:style-name="P112"><text:s text:c="3"/>Erika is megkapta a saját hálószobáját és fürdőszobáját. Tanulószobát nem választott, mert úgy döntöttek, hogy közösen fognak tanulni.</text:p>
      <text:p text:style-name="P112"><text:s text:c="2"/>Eljött Erika első estéje az új házban. Idegen helyen csak néha tud rögtön elaludni az ember, de Erikának sikerült. </text:p>
      <text:p text:style-name="P73"><text:span text:style-name="T54"><text:s text:c="2"/>Reggel hétkor kelt. Megfürdött, felöltözött és megfésülködött, majd lement a konyhába. Úgy gondolta, hogy meglepi a másik lányt egy finom reggelivel.</text:span></text:p>
      <text:p text:style-name="P113"><text:s text:c="2"/>Leért a konyhába. <text:s/>Zajt hallott a pincéből, hát lement oda, és bekukucskált. Az apró lányka pizsamában ugrándozott a <text:span text:style-name="T57">lecsüngő</text:span> köteleken, miközben egy labdadobó gép őt célozta.</text:p>
      <text:p text:style-name="P113"><text:s text:c="2"/>Erika <text:span text:style-name="T57">visszasietett</text:span> a konyhába. ”Ettől a sok ugrálástól <text:span text:style-name="T57">biztos</text:span> megéhezik. ” – és nagy hozzáértéssel látott a reggeli elkészítésével. </text:p>
      <text:p text:style-name="P114"><text:s/>Alig készült el a reggelivel, mikor az apró lányka, még mindig pizsamában öltözve belibegett be a konyhába. Nagyon megörült, mikor Erika elmondta neki, hogy a reggelit kettőjüknek készítette. </text:p>
      <text:p text:style-name="P114"><text:s text:c="2"/>Hozzáláttak a kajához. Mindkettőjüknek nagyon <text:span text:style-name="T57">ízlett.</text:span> </text:p>
      <text:p text:style-name="P114"><text:s text:c="3"/>– Megtanítsz engem is főzni ? – kérdezte egy kis idő múlva Bothanika.</text:p>
      <text:p text:style-name="P114"><text:s text:c="3"/>– Miért, nem tudsz főzni ? – kérdezte Erika meglepetten. Nem tudta elképzelni, hogy ez a lány valamihez is ne értsen.</text:p>
      <text:p text:style-name="P114"><text:s/>Bothanika szégyenlősen lesütötte a szemét, majd nagyon halkan mondta :</text:p>
      <text:p text:style-name="P114"><text:s text:c="2"/>– Egyszer mikor a főztömből megkínáltam édesapámat ételmérgezést kapott.</text:p>
      <text:p text:style-name="P114"><text:s text:c="2"/>– Akkor eddig mit ettél ? – kérdezte Erika.</text:p>
      <text:p text:style-name="P77"><text:span text:style-name="T55"><text:s text:c="2"/>– Pizzát rendeltem. – válaszolta Bothanika.</text:span></text:p>
      <text:p text:style-name="P115"><text:s text:c="2"/>– <text:s/>Minden nap ? – kérdezte Erika.</text:p>
      <text:p text:style-name="P115"><text:s text:c="2"/>– Nem. Ha volt időm, akkor elmentem néha vendéglőbe.</text:p>
      <text:p text:style-name="P115"><text:s text:c="2"/>Erika elhatározta, hogy megtanítja a kislányt főzni. </text:p>
      <text:p text:style-name="P115"><text:s text:c="2"/>– Megengeded, hogy ezután én <text:span text:style-name="T57">főzzek</text:span> neked?</text:p>
      <text:p text:style-name="P115"><text:s text:c="2"/>– Igen, de csak akkor, ha <text:span text:style-name="T57">megígéred</text:span>, hogy ha megtanulok főzni, akkor együtt fogunk főzni.</text:p>
      <text:p text:style-name="P115"><text:s text:c="2"/>Megegyeztek. A reggeli után az apró lányka felrohant a szobájában, <text:span text:style-name="T83">levetkőzött</text:span>, és elment <text:span text:style-name="T83">fürödni.</text:span> Erika közben tízórait pakolt magának és Bothanikának.Egy félóra múlva mindkét lány úton volt az iskola felé. </text:p>
      <text:p text:style-name="P115"><text:s text:c="2"/>Délután három volt, mikor hazaértek. Erika főzni kezdett, és főzési tippeket adott a másik lánykának, aki figyelmesen <text:span text:style-name="T57">hallgatta.</text:span> </text:p>
      <text:p text:style-name="P115"><text:s text:c="2"/>Az ebéd hamar elkészült. Mindkettőjüknek nagyon <text:span text:style-name="T83">ízlett.</text:span> Étkezés után tanulni mentek. A tanulás Bothanika asztala, és itt már ő segített Erikának, aki örült ennek a segítségnek, mert a sok tragédia miatt hosszú-hosszú időkre mellőzte a tanulást, és nagyon lemaradt.</text:p>
      <text:p text:style-name="P115"><text:s text:c="2"/>Tanulás után a két lány felment a harmadik emeletre. Bothanika egy furcsa japán hangszeren játszott. Erika a lovagjáról álmodozott a <text:span text:style-name="T57">gyönyörű</text:span> zene <text:span text:style-name="T57">mellett.</text:span> </text:p>
      <text:p text:style-name="P115"><text:s text:c="2"/>Este hatkor Bothanika lement az edzőterembe edzeni, Erika meg <text:span text:style-name="T57">számítógépezni</text:span> ment. <text:s/>A vacsorát ismét együtt készítették el. Vacsora után megnéztek egy részt az egyik animéből. Az anime nagyon szép volt. </text:p>
      <text:p text:style-name="P78"><text:span text:style-name="T56"><text:s text:c="2"/>Lefekvés előtt elbeszélgettek egymással az álmaikról, majd jó éjszakát kívántak egymásnak, és szobáikban vonultak aludni. <text:s/>Erika nagyon megszerette ezt a házat, ahol minden bútor, szoba, falikép nyugalmat árasztott. </text:span></text:p>
      <text:p text:style-name="P115"><text:s text:c="2"/></text:p>
      <text:p text:style-name="P115"/>
      <text:p text:style-name="P105"><text:s text:c="2"/></text:p>
      <text:p text:style-name="P104"><text:s text:c="3"/></text:p>
      <text:p text:style-name="P68"><text:soft-page-break/></text:p>
      <text:p text:style-name="P68"/>
      <text:p text:style-name="P79"><text:span text:style-name="T54">XIV. Rész: <text:s/>Mit csináltok a vakációban ?</text:span></text:p>
      <text:p text:style-name="P126"/>
      <text:p text:style-name="P126"><text:s text:c="2"/>Még két hét a vakációig. <text:s/>A diákok már a vakációban élnek, az órákra már nem figyelnek. A tanárok is sokkal lazábbak ”Mi is voltunk gyerekek. ” – gondolják. </text:p>
      <text:p text:style-name="P126"><text:s text:c="2"/>A XI. B osztályban sincs ez máshogy, azaz mégsem. Bothanika – e félév első tanulója, <text:s text:c="2"/>Réka – az első félév legjobb tanulója <text:s/>még mindig iskolában illő figyelemmel figyelnek a tanárokra, és otthon is tanulnak. Rajtuk kívül már csak azok tanulnak, akiknek szükségük van egy-két jó jegyre, hogy átmenjenek bizonyos tantárgyakból – legfőképpen a matematikából, románból és angolból.</text:p>
      <text:p text:style-name="P126"><text:s text:c="2"/>A többi diák, már csak képzeletben vannak az órán, a gondolataik a vakáción járnak. ”Vajon milyen lesz Görögországban ?”, ”Vajon megborjazott már a Boriska ? ” , ”Vajon ezen a vakáción hová kirándulunk ?” meg hasonlóak.</text:p>
      <text:p text:style-name="P127"><text:s text:c="2"/>”Apa mondta a múlt hónapban, hogy ha jól tanulok, és ha nem jön közbe valami, akkor most mi is elmehetünk kirándulni. ” – gondolja egy apró vörös hajú, fekete szemű lányka, aki csak 20 cm-vel volt magasabb mint Bothanika. </text:p>
      <text:p text:style-name="P80"><text:span text:style-name="T57"><text:s text:c="2"/>A fent említett vöröske Borta Csenge volt. A tornasorban a második legkisebb, tanulásban a negyedik legjobb, az osztályban a legcsendesebb és a legfélősebb. Pénzügyi gondok miatt szülei eddig soha nem engedhettek meg maguknak egy külföldi kirándulást. Édesapja az első félév végén ígért neki egy külföldi kirándulást, azzal a feltétellel, hogy az egész jól tanul.</text:span></text:p>
      <text:p text:style-name="P128"><text:s text:c="2"/>A tanulásnak megvolt az eredménye. <text:s/>Az első félévben csak 7.20 -as átlagra jött ki, míg ebben a félévben 9.71 -re. Nála csak Bothanika volt jobb 10.00-val és Réka 9.83-el.</text:p>
      <text:p text:style-name="P128"><text:s text:c="2"/>Ez a két hét csigalassúsággal telt el a diákoknak, de szerencsére eltelt. A diákok örömrivalgással hagyták el az iskolát. Kilencven nap múlva folytatódik az iskola, de az még olyan távolinak tűnt. </text:p>
      <text:p text:style-name="P81"><text:span text:style-name="T58"><text:s text:c="2"/>A XI. B osztályosok egy közeli kocsmában összegyűltek, hogy együtt ünnepeljék meg e tanév végén.</text:span></text:p>
      <text:p text:style-name="P81"><text:span text:style-name="T59"><text:s text:c="2"/>– Mit csináltok a vakációban ? – tette fel a mindenkit foglalkoztató kérdést a nyakigláb Peti. Természetesen osztály nagy része külföldön tölti a vakációt.</text:span></text:p>
      <text:p text:style-name="P129"><text:s text:c="3"/>”Én Kolozsváron maradok, mert jobban megszeretném ismerni ezt a szép várost. ” – mondta az apró Bothanika, mire Erika hálásan nézett rá, aki szintén Kolozsváron tölti a vakációt. Régebben gyakran volt a családjával külföldön, de most kivételesen Kolozsváron akart maradni, annál is inkább, mivel barátnője is itt töltötte a vakációt. <text:s/></text:p>
      <text:p text:style-name="P82"><text:span text:style-name="T59"><text:s text:c="2"/>A kocsmázás sem tartott örökre. Elköszöntek egymástól, és hazamentek. </text:span></text:p>
      <text:p text:style-name="P130"><text:s text:c="2"/></text:p>
      <text:p text:style-name="P130"/>
      <text:p text:style-name="P130">XV. Rész Szomorúság és boldogság</text:p>
      <text:p text:style-name="P130"/>
      <text:p text:style-name="P130">– Tudom, hogy megígértem, de közbe jött valami, kérlek értsd meg. – szakította meg a csendet Csenge apja. – Sajnos nem tudtam annyi pénzt gyűjteni, hogy külföldre menjünk,</text:p>
      <text:p text:style-name="P130">– Értem apa. – válaszolt Csenge. Megpróbált mosolyogni. Tudta, hogy apja mindent megtett, és nem akart szomorúságával még nagyobb szomorúságot okozni apjának.</text:p>
      <text:p text:style-name="P130"><text:s text:c="2"/>Csenge apja szomorúan nézet lányára. Ez a csöpp gyerek még soha nem volt külföldön. Lánya erőltetett mosolya egyáltalán nem tévesztette meg.</text:p>
      <text:p text:style-name="P131">– Bothanika és Erika úgyis itthon lesznek. Ha megkérem őket biztos beleegyeznek abba, hogy töltsük együtt a vakációt.</text:p>
      <text:p text:style-name="P132"><text:s text:c="2"/>Miklós – Csenge apja megsimogatta kislánya fejét. Tudta, hogy kislánya csak őt vigasztalja. Kettős érzés vette igénybe szívét : Egyrészről örült, hogy lánya ilyen érett, de szomorú is volt, hogy nem teljesíthette ígéretét.</text:p>
      <text:p text:style-name="P83"><text:span text:style-name="T61"><text:s text:c="2"/>Leszállt az este. <text:s/>A Borta anyuka most hívta a családot vacsorázni. Csenge és Miklós bejöttek a konyhába, és elfoglalták megszokott helyüket.</text:span></text:p>
      <text:p text:style-name="P133"><text:s text:c="2"/>Még neki sem kezdhetek igazán a vacsorának, mikor megszólalt a csengő.</text:p>
      <text:p text:style-name="P133">– Ki a fene ez ilyenkor ? – kérdezi Miklós mérgesen, mert nem szerette, ha megzavarják étkezés <text:soft-page-break/>közben. Csenge az ajtóhoz sietett és beinvitálta a késői vendéget.</text:p>
      <text:p text:style-name="P133"><text:s/>Egy magas 172 cm <text:s/>magas barna hajú és barna szemű, ezüstös páncélt viselő fiatal ember volt az érkező.</text:p>
      <text:p text:style-name="P133"><text:s text:c="2"/>A család néhány pillanatig még szólni sem tudott a meghökkenéstől. Általában csak a bolondok vagy a színészek hordanak páncélt.</text:p>
      <text:p text:style-name="P133"><text:s text:c="2"/>Miklós már éppen megakarta kérdezni látogatójától, hogy melyik ideggyógyászatról szökött meg, amikor a látogató megszólalt: </text:p>
      <text:p text:style-name="P133">– A ” Lovag és Társai ” <text:s/>nevű cég alkalmazot<text:span text:style-name="T66">t</text:span>ja vagyok. Cégünknek szokása, hogy minden évben kisorsol egy kolozsvári lakost, és annak egy külföldi kirándulást biztosít Marokkóban, cserében csak annyit kérünk, hogy részletes <text:s/>számoljanak be kirándulásukról. A sorsoláson maguk jöttek ki. Ha elfogadják már át is adom a repülőjegyeket, a szálóda címét és az útiköltséget.</text:p>
      <text:p text:style-name="P83"><text:span text:style-name="T61"><text:s text:c="2"/>A kis család szólni sem tudott a meglepetéstől. Bármire számítottak, de erre nem. Miklós a vendég kinyújtott kezéből átvette a jegyeket, a pénzt és a szálóda címét. </text:span></text:p>
      <text:p text:style-name="P83"><text:span text:style-name="T62"><text:s text:c="2"/>A látogató két lapot nyújtott át Miklósnak, amiken a következő szöveg állt :</text:span></text:p>
      <text:p text:style-name="P134"/>
      <text:p text:style-name="P134"/>
      <text:p text:style-name="P83"><text:span text:style-name="T63"><text:s text:c="3"/></text:span><text:span text:style-name="T23">Szerződés</text:span></text:p>
      <text:p text:style-name="P135"/>
      <text:p text:style-name="P135"/>
      <text:p text:style-name="P49"><text:span text:style-name="T60"><text:s text:c="2"/>E szerződés a ”Lovag és Társai” cég és a Borta család között köttetett. E szerződés arról szól, hogy a három tagú Borta család (Lakik a Poiana utca 2 -szám alatt) egy háromhetes kirándulást nyert Marokkóban, <text:s/>aminek a költségét teljesen a ”Lovag és Társai” cég biztosítja. </text:span></text:p>
      <text:p text:style-name="P136"><text:s/>Cserében a a Borta család megígéri, hogy kirándulásukról részletes beszámolót írnak, amit továbbítanak a következő címre: Holiday 22, Nagy Brittania, London.</text:p>
      <text:p text:style-name="P136"><text:s text:c="3"/>A szerződő felek :</text:p>
      <text:p text:style-name="P49"><text:span text:style-name="T63"><text:s text:c="5"/>A lovag : </text:span><text:span text:style-name="T64"><text:s text:c="5"/>Lova</text:span><text:span text:style-name="T65">g <text:s text:c="16"/></text:span></text:p>
      <text:p text:style-name="P136"><text:s text:c="4"/>Borta Miklós : ____________</text:p>
      <text:p text:style-name="P136"/>
      <text:p text:style-name="P136"/>
      <text:p text:style-name="P138"><text:s/>– Ki az a lovag ? – kérdezte Miklós. Egy kicsit zavarta, hogy a ”Lovag és Társai” részéről egy lovag nevű egyénnel köti a szerződést.</text:p>
      <text:p text:style-name="P138">– Én, ha nem haragszik meg Borta úr. – válaszolt az idegen.</text:p>
      <text:p text:style-name="P138">– A lovag – nem egy név, hanem egy cím. – mondta Miklós.</text:p>
      <text:p text:style-name="P138">– Nem tesz semmit. Nekem ez is elég. – válaszolta a látogató.</text:p>
      <text:p text:style-name="P138">– <text:s/>Nem lehetne, hogy a szerződésben szerepeljen a neve ? – kérdezte Miklós.</text:p>
      <text:p text:style-name="P138">– Nincs nevem.</text:p>
      <text:p text:style-name="P138">– Belátja uram, hogy egy névtelen lovaggal nem köthetek csak úgy szerződést. – mondta Miklós, aki félt, hogy nehogy csapdában essen.</text:p>
      <text:p text:style-name="P138">– Hagyok maguknak két nap gondolkozási időt. A szerződést, a jegyeket és a pénzt maguknál hagyom. Ha úgy gondolják, hogy nem fogadják el a szerződést, akkor küldjék nekem vissza a pénzt és a jegyeket a szerződésben lévő címre, de ha még is elfogadják, akkor küldjék el az egyik papírt.</text:p>
      <text:p text:style-name="P138"><text:s/>A látogató nagy nyugodtan felkelt, és elhagyta a házat. Csenge az apja arcát bámulta. Vonzotta a kirándulás, de megértette apja tartózkodását. </text:p>
      <text:p text:style-name="P138"><text:s/>Másnap reggel Miklós a rendőrségre ment, és bemutatta a szerződést. Az ott lévő rendőr <text:s/>gyorsan átfutott a szerződésen, majd visszaadta Miklós kezében. </text:p>
      <text:p text:style-name="P49"><text:span text:style-name="T31">– Minden rendben </text:span><text:span text:style-name="T32">a szerződéssel. – mondta.</text:span></text:p>
      <text:p text:style-name="P139">– Biztos ?? – kérdezte Miklós, – nem hiszem, hogy a ”lovag” titulus elfogadható mint egy szerződő fél.</text:p>
      <text:p text:style-name="P139">– A szerződést a lovaggal kötötte. Ő egy nemes ember. Nekem is már volt dolgom vele.</text:p>
      <text:p text:style-name="P50"><text:span text:style-name="T32">– Nem lehet, hogy a szerződés átverés ? – kérdezte Miklós, aki még mindig nem fogadta el, hogy egy névtelen alakkal kössön szerződést.</text:span></text:p>
      <text:p text:style-name="P139">– A lovag furcsa, de jóindulatú cselekedetei mindenkiben felkelti a bizalmat, míg saját magukon <text:soft-page-break/>nem tapasztalják, nemességét. Hogy megnyerjem bizalmának ezt a remek embert, elmesélek önnek egy történetet, amiben a lovag megmenti drága feleségemet, és bájos kislányomat egy bosszúálló rablógyilkos kezéből.</text:p>
      <text:p text:style-name="P139"><text:s text:c="2"/>Miklós leült a székre, és végighallgatta azt a történetet, amit mi már ismerünk. A történet után elköszönt a rendőrtől, és hazament.</text:p>
      <text:p text:style-name="P139"><text:s text:c="2"/>Otthon elmondta családjának a rendőr történetét. Most már senkinek sem volt semmi ellenvetése az utazással kapcsolatban. Miklós aláírta a szerződéseket, és még azon este postázta a Lovag londoni címére.</text:p>
      <text:p text:style-name="P139"><text:s text:c="2"/>Az aprócska Csengének ezen az éjjelen csodás álma volt: A lovag tartotta karjaiban, aki sebesen repült a háborgó tengerek és óceánok felett. </text:p>
      <text:p text:style-name="P140"><text:s text:c="2"/>Az aprócska Csenge, bár nem vallotta be magának, beleszeretett a rejtélyes idegenben. Ő is hitt abban amiben a rendőr felesége : a lovagot Isten küldte, hogy boldoggá tegye őt és családját, mert rájött arra, hogy az egész sorsolás csak kitaláció volt, hogy ne keltsen feltűnést. </text:p>
      <text:p text:style-name="P51"><text:span text:style-name="T32"><text:s text:c="2"/></text:span><text:span text:style-name="T33">Öt nappal később a Borta család már egy gyönyörű Marokkói nyaralóban élvezték vakációjukat, </text:span><text:span text:style-name="T32"><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váth Jonathán</meta:initial-creator>
    <meta:creation-date>2012-11-07T00:17:01</meta:creation-date>
    <dc:date>2016-11-05T21:28:36.347684999</dc:date>
    <meta:editing-duration>PT14H12M32S</meta:editing-duration>
    <meta:editing-cycles>55</meta:editing-cycles>
    <meta:generator>LibreOffice/5.1.4.2$Linux_X86_64 LibreOffice_project/10m0$Build-2</meta:generator>
    <meta:document-statistic meta:table-count="0" meta:image-count="0" meta:object-count="0" meta:page-count="17" meta:paragraph-count="390" meta:word-count="8237" meta:character-count="55335" meta:non-whitespace-character-count="46162"/>
  </office:meta>
</office:document-meta>
</file>